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text-properties style:font-name="Liberation Serif" officeooo:paragraph-rsid="00428d17"/>
    </style:style>
    <style:style style:name="P3" style:family="paragraph" style:parent-style-name="Standard">
      <style:text-properties style:font-name="Liberation Serif" officeooo:paragraph-rsid="00435c31"/>
    </style:style>
    <style:style style:name="P4" style:family="paragraph" style:parent-style-name="Standard">
      <style:text-properties style:font-name="Liberation Serif" officeooo:paragraph-rsid="0045351c"/>
    </style:style>
    <style:style style:name="P5" style:family="paragraph" style:parent-style-name="Standard">
      <style:text-properties style:font-name="Liberation Serif" officeooo:paragraph-rsid="0046ee71"/>
    </style:style>
    <style:style style:name="P6" style:family="paragraph" style:parent-style-name="Standard">
      <style:text-properties style:font-name="Liberation Serif" officeooo:paragraph-rsid="004746dc"/>
    </style:style>
    <style:style style:name="P7" style:family="paragraph" style:parent-style-name="Standard">
      <style:text-properties style:font-name="Liberation Serif" officeooo:paragraph-rsid="0047c863"/>
    </style:style>
    <style:style style:name="P8" style:family="paragraph" style:parent-style-name="Standard">
      <style:text-properties style:font-name="Liberation Serif" officeooo:paragraph-rsid="004a0a00"/>
    </style:style>
    <style:style style:name="P9" style:family="paragraph" style:parent-style-name="Standard">
      <style:text-properties style:font-name="Liberation Serif" officeooo:paragraph-rsid="004d05ff"/>
    </style:style>
    <style:style style:name="T1" style:family="text">
      <style:text-properties fo:font-variant="normal" fo:text-transform="none" fo:color="#14313a" loext:opacity="100%" style:font-name="Liberation Serif" fo:font-size="11.25pt" fo:letter-spacing="normal" fo:language="en" fo:country="US" fo:font-style="normal" fo:font-weight="normal" officeooo:rsid="000843af" fo:background-color="#ebebeb" loext:char-shading-value="0"/>
    </style:style>
    <style:style style:name="T2" style:family="text">
      <style:text-properties fo:font-variant="normal" fo:text-transform="none" fo:color="#14313a" loext:opacity="100%" style:font-name="Liberation Serif" fo:font-size="11.25pt" fo:letter-spacing="normal" fo:language="en" fo:country="US" fo:font-style="normal" fo:font-weight="normal" officeooo:rsid="0041f3e4" fo:background-color="#ebebeb" loext:char-shading-value="0"/>
    </style:style>
    <style:style style:name="T3" style:family="text">
      <style:text-properties fo:font-variant="normal" fo:text-transform="none" fo:color="#14313a" loext:opacity="100%" style:font-name="Liberation Serif" fo:font-size="11.25pt" fo:letter-spacing="normal" fo:language="en" fo:country="US" fo:font-style="normal" fo:font-weight="normal" officeooo:rsid="00428d17" fo:background-color="#ebebeb" loext:char-shading-value="0"/>
    </style:style>
    <style:style style:name="T4" style:family="text">
      <style:text-properties fo:font-variant="normal" fo:text-transform="none" fo:color="#14313a" loext:opacity="100%" style:font-name="Liberation Serif" fo:font-size="11.25pt" fo:letter-spacing="normal" fo:language="en" fo:country="US" fo:font-style="normal" fo:font-weight="normal" officeooo:rsid="00435c31" fo:background-color="#ebebeb" loext:char-shading-value="0"/>
    </style:style>
    <style:style style:name="T5" style:family="text">
      <style:text-properties fo:font-variant="normal" fo:text-transform="none" fo:color="#14313a" loext:opacity="100%" style:font-name="Liberation Serif" fo:font-size="11.25pt" fo:letter-spacing="normal" fo:language="en" fo:country="US" fo:font-style="normal" fo:font-weight="normal" officeooo:rsid="0045351c" fo:background-color="#ebebeb" loext:char-shading-value="0"/>
    </style:style>
    <style:style style:name="T6" style:family="text">
      <style:text-properties fo:font-variant="normal" fo:text-transform="none" fo:color="#14313a" loext:opacity="100%" style:font-name="Liberation Serif" fo:font-size="11.25pt" fo:letter-spacing="normal" fo:language="en" fo:country="US" fo:font-style="normal" fo:font-weight="normal" officeooo:rsid="00454add" fo:background-color="#ebebeb" loext:char-shading-value="0"/>
    </style:style>
    <style:style style:name="T7" style:family="text">
      <style:text-properties fo:font-variant="normal" fo:text-transform="none" fo:color="#14313a" loext:opacity="100%" style:font-name="Liberation Serif" fo:font-size="11.25pt" fo:letter-spacing="normal" fo:language="en" fo:country="US" fo:font-style="normal" fo:font-weight="normal" officeooo:rsid="0045544e" fo:background-color="#ebebeb" loext:char-shading-value="0"/>
    </style:style>
    <style:style style:name="T8" style:family="text">
      <style:text-properties fo:font-variant="normal" fo:text-transform="none" fo:color="#14313a" loext:opacity="100%" style:font-name="Liberation Serif" fo:font-size="11.25pt" fo:letter-spacing="normal" fo:language="en" fo:country="US" fo:font-style="normal" fo:font-weight="normal" officeooo:rsid="0046ee71" fo:background-color="#ebebeb" loext:char-shading-value="0"/>
    </style:style>
    <style:style style:name="T9" style:family="text">
      <style:text-properties fo:font-variant="normal" fo:text-transform="none" fo:color="#14313a" loext:opacity="100%" style:font-name="Liberation Serif" fo:font-size="11.25pt" fo:letter-spacing="normal" fo:language="en" fo:country="US" fo:font-style="normal" fo:font-weight="normal" officeooo:rsid="004746dc" fo:background-color="#ebebeb" loext:char-shading-value="0"/>
    </style:style>
    <style:style style:name="T10" style:family="text">
      <style:text-properties fo:font-variant="normal" fo:text-transform="none" fo:color="#14313a" loext:opacity="100%" style:font-name="Liberation Serif" fo:font-size="11.25pt" fo:letter-spacing="normal" fo:language="en" fo:country="US" fo:font-style="normal" fo:font-weight="normal" officeooo:rsid="0047c863" fo:background-color="#ebebeb" loext:char-shading-value="0"/>
    </style:style>
    <style:style style:name="T11" style:family="text">
      <style:text-properties fo:font-variant="normal" fo:text-transform="none" fo:color="#14313a" loext:opacity="100%" style:font-name="Liberation Serif" fo:font-size="11.25pt" fo:letter-spacing="normal" fo:language="en" fo:country="US" fo:font-style="normal" fo:font-weight="normal" officeooo:rsid="00480638" fo:background-color="#ebebeb" loext:char-shading-value="0"/>
    </style:style>
    <style:style style:name="T12" style:family="text">
      <style:text-properties fo:font-variant="normal" fo:text-transform="none" fo:color="#14313a" loext:opacity="100%" style:font-name="Liberation Serif" fo:font-size="11.25pt" fo:letter-spacing="normal" fo:language="en" fo:country="US" fo:font-style="normal" fo:font-weight="normal" officeooo:rsid="004a0a00" fo:background-color="#ebebeb" loext:char-shading-value="0"/>
    </style:style>
    <style:style style:name="T13" style:family="text">
      <style:text-properties fo:font-variant="normal" fo:text-transform="none" fo:color="#14313a" loext:opacity="100%" style:font-name="Liberation Serif" fo:font-size="11.25pt" fo:letter-spacing="normal" fo:language="en" fo:country="US" fo:font-style="normal" fo:font-weight="normal" officeooo:rsid="004a13b8" fo:background-color="#ebebeb" loext:char-shading-value="0"/>
    </style:style>
    <style:style style:name="T14" style:family="text">
      <style:text-properties fo:font-variant="normal" fo:text-transform="none" fo:color="#14313a" loext:opacity="100%" style:font-name="Liberation Serif" fo:font-size="11.25pt" fo:letter-spacing="normal" fo:language="en" fo:country="US" fo:font-style="normal" fo:font-weight="normal" officeooo:rsid="004b2dd0" fo:background-color="#ebebeb" loext:char-shading-value="0"/>
    </style:style>
    <style:style style:name="T15" style:family="text">
      <style:text-properties fo:font-variant="normal" fo:text-transform="none" fo:color="#14313a" loext:opacity="100%" style:font-name="Liberation Serif" fo:font-size="11.25pt" fo:letter-spacing="normal" fo:language="en" fo:country="US" fo:font-style="normal" fo:font-weight="normal" officeooo:rsid="004d05ff" fo:background-color="#ebebeb" loext:char-shading-value="0"/>
    </style:style>
    <style:style style:name="T16" style:family="text">
      <style:text-properties fo:font-variant="normal" fo:text-transform="none" fo:color="#14313a" loext:opacity="100%" style:font-name="Liberation Serif" fo:font-size="11.25pt" fo:letter-spacing="normal" fo:language="en" fo:country="US" fo:font-style="normal" fo:font-weight="normal" officeooo:rsid="004e5ece" fo:background-color="#ebebeb" loext:char-shading-value="0"/>
    </style:style>
    <style:style style:name="T17" style:family="text">
      <style:text-properties fo:font-variant="normal" fo:text-transform="none" fo:color="#14313a" loext:opacity="100%" style:font-name="Liberation Serif" fo:font-size="11.25pt" fo:letter-spacing="normal" fo:language="en" fo:country="US" fo:font-style="normal" fo:font-weight="normal" officeooo:rsid="004f81e6" fo:background-color="#ebebeb" loext:char-shading-value="0"/>
    </style:style>
    <style:style style:name="T18" style:family="text">
      <style:text-properties fo:font-variant="normal" fo:text-transform="none" fo:color="#14313a" loext:opacity="100%" style:font-name="Liberation Serif" fo:font-size="11.25pt" fo:letter-spacing="normal" fo:language="en" fo:country="US" fo:font-style="normal" fo:font-weight="normal" officeooo:rsid="004fbfd0" fo:background-color="#ebebeb" loext:char-shading-value="0"/>
    </style:style>
    <style:style style:name="T19" style:family="text">
      <style:text-properties fo:font-variant="normal" fo:text-transform="none" fo:color="#14313a" loext:opacity="100%" style:font-name="Liberation Serif" fo:font-size="11.25pt" fo:letter-spacing="normal" fo:language="en" fo:country="US" fo:font-style="normal" fo:font-weight="normal" officeooo:rsid="0051b301" fo:background-color="#ebebeb" loext:char-shading-value="0"/>
    </style:style>
    <style:style style:name="T20" style:family="text">
      <style:text-properties fo:font-variant="normal" fo:text-transform="none" fo:color="#14313a" loext:opacity="100%" style:font-name="Liberation Serif" fo:font-size="11.25pt" fo:letter-spacing="normal" fo:language="en" fo:country="US" fo:font-style="normal" fo:font-weight="normal" officeooo:rsid="00534ade" fo:background-color="#ebebeb"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ource_20_Text"><text:span text:style-name="T1">---</text:span></text:span></text:p>
      <text:p text:style-name="P1"><text:span text:style-name="Source_20_Text"><text:span text:style-name="T1">title: ''</text:span></text:span></text:p>
      <text:p text:style-name="P1"><text:span text:style-name="Source_20_Text"><text:span text:style-name="T1">output: pdf_document</text:span></text:span></text:p>
      <text:p text:style-name="P1"><text:span text:style-name="Source_20_Text"><text:span text:style-name="T1">---</text:span></text:span></text:p>
      <text:p text:style-name="P1"><text:span text:style-name="Source_20_Text"><text:span text:style-name="T1"># Materials and Methods</text:span></text:span></text:p>
      <text:p text:style-name="P1"><text:span text:style-name="Source_20_Text"><text:span text:style-name="T1"/></text:span></text:p>
      <text:p text:style-name="P1"><text:span text:style-name="Source_20_Text"><text:span text:style-name="T1">## Materials</text:span></text:span></text:p>
      <text:p text:style-name="P1"><text:span text:style-name="Source_20_Text"><text:span text:style-name="T1"/></text:span></text:p>
      <text:p text:style-name="P1"><text:span text:style-name="Source_20_Text"><text:span text:style-name="T1">For analysis two types of cells were used. One type is the Jurkat-based cell line (J-lat) with integrated HIV. </text:span></text:span></text:p>
      <text:p text:style-name="P1"><text:span text:style-name="Source_20_Text"><text:span text:style-name="T1"/></text:span></text:p>
      <text:p text:style-name="P1"><text:span text:style-name="Source_20_Text"><text:span text:style-name="T1">The other type of cells are macrophages with a sample size of 72 cells. The analysis is done with two groups. A HIV negative (HIV-) control group and a HIV positive (HIV+) group. </text:span></text:span></text:p>
      <text:p text:style-name="P1"><text:span text:style-name="Source_20_Text"><text:span text:style-name="T1"/></text:span></text:p>
      <text:p text:style-name="P1"><text:span text:style-name="Source_20_Text"><text:span text:style-name="T1">### Cell Isolation</text:span></text:span></text:p>
      <text:p text:style-name="P1"><text:span text:style-name="Source_20_Text"><text:span text:style-name="T1"/></text:span></text:p>
      <text:p text:style-name="P1"><text:span text:style-name="Source_20_Text"><text:span text:style-name="T1">### Lysis</text:span></text:span></text:p>
      <text:p text:style-name="P1"><text:span text:style-name="Source_20_Text"><text:span text:style-name="T1"/></text:span></text:p>
      <text:p text:style-name="P1"><text:span text:style-name="Source_20_Text"><text:span text:style-name="T1">### Digestion</text:span></text:span></text:p>
      <text:p text:style-name="P1"><text:span text:style-name="Source_20_Text"><text:span text:style-name="T1"/></text:span></text:p>
      <text:p text:style-name="P1"><text:span text:style-name="Source_20_Text"><text:span text:style-name="T1">### Labeling techniques</text:span></text:span></text:p>
      <text:p text:style-name="P1"><text:span text:style-name="Source_20_Text"><text:span text:style-name="T1"/></text:span></text:p>
      <text:p text:style-name="P1"><text:span text:style-name="Source_20_Text"><text:span text:style-name="T1">For differential analysis proteins need to be labeled to compare mass to charge intensities in order to quantify observed peptides. Since mass spectrometry is not a quantitative technique by itself, the peak height or area does not reflect the abundance of a peptide. Physicochemical properties of the proteins can change the ionization efficiency and detectability of the target. However, when comparing the same analyte between multiple runs of labeled proteins, differences in the mass spectrum reflect the abundance of those. Labels should be chosen to change solely the mass of the sample and to not affect folding or other inherent properties of the protein. </text:span></text:span></text:p>
      <text:p text:style-name="P1"><text:span text:style-name="Source_20_Text"><text:span text:style-name="T1"/></text:span></text:p>
      <text:p text:style-name="P1"><text:span text:style-name="Source_20_Text"><text:span text:style-name="T1">#### Metabolic labeling</text:span></text:span></text:p>
      <text:p text:style-name="P1"><text:span text:style-name="Source_20_Text"><text:span text:style-name="T1"/></text:span></text:p>
      <text:p text:style-name="P1"><text:span text:style-name="Source_20_Text"><text:span text:style-name="T1">Feeding cells with aminoacids containing heavy isotopes, is the method of choice in order to label peptides at the earliest possible level. This atoms can be heavy nitrogen in aminoacids or salts in fertilizer for plants. Mass shifts are proportional to the isotopes incorporated during biomass production and are visible after proteolytic cleavage. Stable isotope labeling in cell culture (SILAC) was presented in the early 2000s. This method used heavy aminoacid enriched media to feed cells, in order to quantitatively analyze expression profiles. <text:s text:c="3"/></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Isobaric labeling</text:span></text:span></text:p>
      <text:p text:style-name="P1"><text:span text:style-name="Source_20_Text"><text:span text:style-name="T1"/></text:span></text:p>
      <text:p text:style-name="P1"><text:span text:style-name="Source_20_Text"><text:span text:style-name="T1">##### Tandem mass tag (TMT)</text:span></text:span></text:p>
      <text:p text:style-name="P1"><text:span text:style-name="Source_20_Text"><text:span text:style-name="T1"/></text:span></text:p>
      <text:p text:style-name="P1"><text:span text:style-name="Source_20_Text"><text:span text:style-name="T1">Tandem mass tag (TMT) reagents enable to differentiate multiple samples analyzing in one MS run. </text:span></text:span></text:p>
      <text:p text:style-name="P1"><text:span text:style-name="Source_20_Text"><text:span text:style-name="T1">The samples are labeled individually and pooled afterwards, this procedure is called multiplexing. TMTs have the same charge and differ only by their isotopic masses, the peaks found for each sample are called reporter ions (RI). Each RI and sample is interpreted as one channel in downstream analysis. The identification of these RI leads to an enrichment and identification of low abundance peptide ions which is common especially in single-cell techniques. With this technique it is possible to quantify proteins and differ low abundant proteins from background noise. </text:span></text:span></text:p>
      <text:p text:style-name="P1"><text:span text:style-name="Source_20_Text"><text:span text:style-name="T1">The disadvantage of isobaric labeling is, that the co-fragmentation signals can be observed in the spectrogram and the data needs to be normalized in order to remove unwanted contribution \citep{Marx2019, Budnik2018}. Furthermore TMTs have an isotopic distribution according to the distribution found in nature. This can be corrected during data-acquisition as a defined spread in other channels.</text:span></text:span></text:p>
      <text:p text:style-name="P1"><text:span text:style-name="Source_20_Text"><text:span text:style-name="T1"/></text:span></text:p>
      <text:p text:style-name="P1"><text:soft-page-break/><text:span text:style-name="Source_20_Text"><text:span text:style-name="T1"/></text:span></text:p>
      <text:p text:style-name="P1"><text:span text:style-name="Source_20_Text"><text:span text:style-name="T1">### Instrumentation</text:span></text:span></text:p>
      <text:p text:style-name="P1"><text:span text:style-name="Source_20_Text"><text:span text:style-name="T1"/></text:span></text:p>
      <text:p text:style-name="P1"><text:span text:style-name="Source_20_Text"><text:span text:style-name="T1">#### Liquid chromatography</text:span></text:span></text:p>
      <text:p text:style-name="P1"><text:span text:style-name="Source_20_Text"><text:span text:style-name="T1"/></text:span></text:p>
      <text:p text:style-name="P1"><text:span text:style-name="Source_20_Text"><text:span text:style-name="T1">In order to separate proteins according to their chemical properties, size or species a liquid chromatography (LC) is recommended before ionization. </text:span></text:span></text:p>
      <text:p text:style-name="P1"><text:span text:style-name="Source_20_Text"><text:span text:style-name="T1"/></text:span></text:p>
      <text:p text:style-name="P1"><text:span text:style-name="Source_20_Text"><text:span text:style-name="T1">#### Mass Spectrometry</text:span></text:span></text:p>
      <text:p text:style-name="P1"><text:span text:style-name="Source_20_Text"><text:span text:style-name="T1"/></text:span></text:p>
      <text:p text:style-name="P1"><text:span text:style-name="Source_20_Text"><text:span text:style-name="T1">##### Ionization</text:span></text:span></text:p>
      <text:p text:style-name="P1"><text:span text:style-name="Source_20_Text"><text:span text:style-name="T1"/></text:span></text:p>
      <text:p text:style-name="P1"><text:span text:style-name="Source_20_Text"><text:span text:style-name="T1">In order to analyze a biological sample consisting of proteins in solution the liquid needs to be vaporized into gas phase. Two techniques are capable of this procedure. Electrospray ionization (ESI) pushes the analyte through a capillary and applies an electric current to the liquid, vaporizing the sample to a <text:s/>charged aerosol. Biomolecules are fragmented according to their chemical properties and can be further handled in the mass spectrometer. The fragmented biomolecules are now in charged droplets separated by their charge on the surface, splitting further into smaller droplets until they become a gas phase ion. Two physical models describe the process from gas phase to ion called “The ion evaporation model” (IEM) and “The charge residue model” (CRM). </text:span></text:span></text:p>
      <text:p text:style-name="P1"><text:span text:style-name="Source_20_Text"><text:span text:style-name="T1">In the ion evaporation model (by Iribarne and Thomoson) the droplets shrink by evaporation until ions are expelled. The model had its limitation by explaining same evaporation rate constant among ions with different chemical properties. </text:span></text:span></text:p>
      <text:p text:style-name="P1"><text:span text:style-name="Source_20_Text"><text:span text:style-name="T1">In the charge residue model the assumption of one molecule per droplet leads to an ionization rate constant, which is independent of the ion itself and relies solely on the generation of the droplet and the efficiency of the solvent \citep{Wilm2011}.</text:span></text:span></text:p>
      <text:p text:style-name="P1"><text:span text:style-name="Source_20_Text"><text:span text:style-name="T1"><text:s/></text:span></text:span></text:p>
      <text:p text:style-name="P1"><text:span text:style-name="Source_20_Text"><text:span text:style-name="T1">Matrix-assisted laser desorption/ionization (MALDI)</text:span></text:span></text:p>
      <text:p text:style-name="P1"><text:span text:style-name="Source_20_Text"><text:span text:style-name="T1"/></text:span></text:p>
      <text:p text:style-name="P1"><text:span text:style-name="Source_20_Text"><text:span text:style-name="T1">##### MS.1</text:span></text:span></text:p>
      <text:p text:style-name="P1"><text:span text:style-name="Source_20_Text"><text:span text:style-name="T1"/></text:span></text:p>
      <text:p text:style-name="P1"><text:span text:style-name="Source_20_Text"><text:span text:style-name="T1">##### Coupled mass-spectrometry (MS/MS) &amp; MS.2</text:span></text:span></text:p>
      <text:p text:style-name="P1"><text:span text:style-name="Source_20_Text"><text:span text:style-name="T1"/></text:span></text:p>
      <text:p text:style-name="P1"><text:span text:style-name="Source_20_Text"><text:span text:style-name="T1">In order to enhance sequence identification, two MS devices are built in series. In the first run (MS1) the m/z is determined and the molecules are passed to the next device. Upon passing the molecules are fragmented into smaller ions and analyzed by the second MS. The fragmentation highly depends on the chemical bonds found in the molecule. The majority of these breaks occur on the peptide bond of the protein, although this is not guaranteed for all bonds and so it can happen that certain peptide ions have a low abundance \citep{Budnik2018}. These low abundant peptides will not be detected, hence the problem needs to be faced with another approach . A solution for this problem is molecular barcoding with labeling mentioned in the chapter labeling. </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Data</text:span></text:span></text:p>
      <text:p text:style-name="P1"><text:span text:style-name="Source_20_Text"><text:span text:style-name="T1">```{r Dataflow, eval=FALSE, include=FALSE}</text:span></text:span></text:p>
      <text:p text:style-name="P1"><text:span text:style-name="Source_20_Text"><text:span text:style-name="T1"># library(DiagrammeR)</text:span></text:span></text:p>
      <text:p text:style-name="P1"><text:span text:style-name="Source_20_Text"><text:span text:style-name="T1"># library(webshot)</text:span></text:span></text:p>
      <text:p text:style-name="P1"><text:span text:style-name="Source_20_Text"><text:span text:style-name="T1"># </text:span></text:span></text:p>
      <text:p text:style-name="P1"><text:span text:style-name="Source_20_Text"><text:span text:style-name="T1"># DiagrammeR::grViz("digraph {</text:span></text:span></text:p>
      <text:p text:style-name="P1"><text:span text:style-name="Source_20_Text"><text:span text:style-name="T1"># <text:tab/>graph [layout <text:s/>= <text:s/>dot,</text:span></text:span></text:p>
      <text:p text:style-name="P1"><text:span text:style-name="Source_20_Text"><text:span text:style-name="T1"># <text:tab/> <text:s text:c="6"/>rankdir <text:s/>= TB]</text:span></text:span></text:p>
      <text:p text:style-name="P1"><text:span text:style-name="Source_20_Text"><text:span text:style-name="T1"># </text:span></text:span></text:p>
      <text:p text:style-name="P1"><text:span text:style-name="Source_20_Text"><text:span text:style-name="T1"># node [shape = rectangle]</text:span></text:span></text:p>
      <text:p text:style-name="P1"><text:span text:style-name="Source_20_Text"><text:span text:style-name="T1"># rawData [label = 'msData.raw']</text:span></text:span></text:p>
      <text:p text:style-name="P1"><text:soft-page-break/><text:span text:style-name="Source_20_Text"><text:span text:style-name="T1"># node [shape = oval]</text:span></text:span></text:p>
      <text:p text:style-name="P1"><text:span text:style-name="Source_20_Text"><text:span text:style-name="T1"># MQ [label = 'MaxQuant']</text:span></text:span></text:p>
      <text:p text:style-name="P1"><text:span text:style-name="Source_20_Text"><text:span text:style-name="T1"># node [shape = invhouse]</text:span></text:span></text:p>
      <text:p text:style-name="P1"><text:span text:style-name="Source_20_Text"><text:span text:style-name="T1"># MQ_fd [label = 'feature detection']</text:span></text:span></text:p>
      <text:p text:style-name="P1"><text:span text:style-name="Source_20_Text"><text:span text:style-name="T1"># node [shape = cylinder]</text:span></text:span></text:p>
      <text:p text:style-name="P1"><text:span text:style-name="Source_20_Text"><text:span text:style-name="T1"># MQ_ds [label = 'Database search']</text:span></text:span></text:p>
      <text:p text:style-name="P1"><text:span text:style-name="Source_20_Text"><text:span text:style-name="T1"># node [shape = invhouse]</text:span></text:span></text:p>
      <text:p text:style-name="P1"><text:span text:style-name="Source_20_Text"><text:span text:style-name="T1"># MQ_fdr [label = 'FDR calculation']</text:span></text:span></text:p>
      <text:p text:style-name="P1"><text:span text:style-name="Source_20_Text"><text:span text:style-name="T1"># MQ_quant [label = 'Protein Quantification']</text:span></text:span></text:p>
      <text:p text:style-name="P1"><text:span text:style-name="Source_20_Text"><text:span text:style-name="T1"># node [shape = rectangle]</text:span></text:span></text:p>
      <text:p text:style-name="P1"><text:span text:style-name="Source_20_Text"><text:span text:style-name="T1"># MQoutput [label = 'evidence.txt']</text:span></text:span></text:p>
      <text:p text:style-name="P1"><text:span text:style-name="Source_20_Text"><text:span text:style-name="T1"># sampleAnnotate [label = 'sample_annotation.txt']</text:span></text:span></text:p>
      <text:p text:style-name="P1"><text:span text:style-name="Source_20_Text"><text:span text:style-name="T1"># node [shape = oval]</text:span></text:span></text:p>
      <text:p text:style-name="P1"><text:span text:style-name="Source_20_Text"><text:span text:style-name="T1"># ProteomicsWorkbench [label = 'Proteomics Workbench']</text:span></text:span></text:p>
      <text:p text:style-name="P1"><text:span text:style-name="Source_20_Text"><text:span text:style-name="T1"># </text:span></text:span></text:p>
      <text:p text:style-name="P1"><text:span text:style-name="Source_20_Text"><text:span text:style-name="T1"># rawData -&gt; MQ -&gt; MQ_fd -&gt; MQ_ds -&gt; MQ_fdr -&gt; MQ_quant -&gt; MQoutput -&gt; ProteomicsWorkbench</text:span></text:span></text:p>
      <text:p text:style-name="P1"><text:span text:style-name="Source_20_Text"><text:span text:style-name="T1"># sampleAnnotate -&gt; ProteomicsWorkbench</text:span></text:span></text:p>
      <text:p text:style-name="P1"><text:span text:style-name="Source_20_Text"><text:span text:style-name="T1"># }",</text:span></text:span></text:p>
      <text:p text:style-name="P1"><text:span text:style-name="Source_20_Text"><text:span text:style-name="T1"># height = 500)</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 Acquisition</text:span></text:span></text:p>
      <text:p text:style-name="P1"><text:span text:style-name="Source_20_Text"><text:span text:style-name="T1"/></text:span></text:p>
      <text:p text:style-name="P1"><text:span text:style-name="Source_20_Text"><text:span text:style-name="T1">Acquisition of the data was done with MaxQuant \citep{Cox2008} software package. </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MS-Spectrum</text:span></text:span></text:p>
      <text:p text:style-name="P1"><text:span text:style-name="Source_20_Text"><text:span text:style-name="T1"/></text:span></text:p>
      <text:p text:style-name="P1"><text:span text:style-name="Source_20_Text"><text:span text:style-name="T1">Each peptide is reflected by its` indivual fingerprint in the ms-spectrum. The fingerprint is based on the chemical properties and modifications of aminoacids. These aminoacids can be calculated through their m/z ration and after that interpreted as an aminoacid sequence. Due to fragmentation of the protein only peptide sequences are visible in the spectrum. In order to identify proteins, peptides are matched against a sequence database \citep{Cox2008}. Sequence Databases are simple .fasta files, which can be downloaded on the uniprot webpage (www.uniprot.org).</text:span></text:span></text:p>
      <text:p text:style-name="P1"><text:span text:style-name="Source_20_Text"><text:span text:style-name="T1"/></text:span></text:p>
      <text:p text:style-name="P1"><text:span text:style-name="Source_20_Text"><text:span text:style-name="T1">Since ms data has a high resolution, algorithms are used to convert the raw signal to an interpretable form. </text:span></text:span></text:p>
      <text:p text:style-name="P1"><text:span text:style-name="Source_20_Text"><text:span text:style-name="T1">MaxQuant <text:s/>is one of many sofware packages to process the data and provides it for further analysis and statistical testing. Other software solutions are Protein Discoverer Thermo Fisher or even packages for R. In this publication we will mainly focus on the data-acquisition with MaxQuant \citep{Cox2008}. </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Three-dimensional peak detection</text:span></text:span></text:p>
      <text:p text:style-name="P1"><text:span text:style-name="Source_20_Text"><text:span text:style-name="T1"/></text:span></text:p>
      <text:p text:style-name="P1"><text:span text:style-name="Source_20_Text"><text:span text:style-name="T1">The three dimensions of the data are: m/z ratio, intensity and retention time. The algorithm finds local minima of the function in order to seperate peaks from each other. The centroid of the peak is detected by fitting a so called gaussian peak shape fitting. This can be interpreted as finding the peaks of each m/z spectrum as a function of time.. The centroid of the peak refers to an isotope.</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Deisotoping </text:span></text:span></text:p>
      <text:p text:style-name="P1"><text:span text:style-name="Source_20_Text"><text:span text:style-name="T1"/></text:span></text:p>
      <text:p text:style-name="P1"><text:span text:style-name="Source_20_Text"><text:span text:style-name="T1">To decrypt the istopic distribution of a biomolecule, MaxQuant creates a vertex of every single peak and connects them with their possible isotopic counterparts by finding the proportion of mass of an average aminoacid to its` respective isotope (averagine \citep{Senko1995}). Isotoping is the term of such procedure and it is enabled with graph theory. After this procedure the amount of data points are reduced by a tenfold and a single peak reflects a small biomolecule. </text:span></text:span></text:p>
      <text:p text:style-name="P1"><text:soft-page-break/><text:span text:style-name="Source_20_Text"><text:span text:style-name="T1"/></text:span></text:p>
      <text:p text:style-name="P1"><text:span text:style-name="Source_20_Text"><text:span text:style-name="T1">#### Label detection</text:span></text:span></text:p>
      <text:p text:style-name="P1"><text:span text:style-name="Source_20_Text"><text:span text:style-name="T1"/></text:span></text:p>
      <text:p text:style-name="P1"><text:span text:style-name="Source_20_Text"><text:span text:style-name="T1">The next step in data-acquisition is the detection of labels for quantification. Isotopic pairs of the label (e.g. N13, N14, N15) contained in the tag or aminoacid can be identified by convoluting the two measured isotope patterns with the theoretical isotope patterns. With a least-square method the best fit is found iteratively and the channel/sample can be identified.</text:span></text:span></text:p>
      <text:p text:style-name="P1"><text:span text:style-name="Source_20_Text"><text:span text:style-name="T1"/></text:span></text:p>
      <text:p text:style-name="P1"><text:span text:style-name="Source_20_Text"><text:span text:style-name="T1">#### Improving peptide mass accuracy</text:span></text:span></text:p>
      <text:p text:style-name="P1"><text:span text:style-name="Source_20_Text"><text:span text:style-name="T1"/></text:span></text:p>
      <text:p text:style-name="P1"><text:span text:style-name="Source_20_Text"><text:span text:style-name="T1">The intensity-weighted average of the ms peak centroids (as described in the 3D peak identification) refers to the mass of the peptide. Corrections highly depend on the analyzer, MaxQuant uses for an orbitrap typed analyzer a correction value of 1ppm. Autocorrelation between centroids is compensated by only using well-identified peptides. As published the mass precision within a ms experiment ranges around 10e-7.</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Peptide search </text:span></text:span></text:p>
      <text:p text:style-name="P1"><text:span text:style-name="Source_20_Text"><text:span text:style-name="T1"/></text:span></text:p>
      <text:p text:style-name="P1"><text:span text:style-name="Source_20_Text"><text:span text:style-name="T1">Biomolecules can now be searched in a database in forward and reverse direction. The peptide identification (P-) score indicates the fit of the data to the found sequence in the database according to the length of the peptide and is used to calculate the posterior error probability (FDR). The calculation of the false discovery rate is then calculated by taking FDR into contrast. </text:span></text:span></text:p>
      <text:p text:style-name="P1"><text:span text:style-name="Source_20_Text"><text:span text:style-name="T1"/></text:span></text:p>
      <text:p text:style-name="P1"><text:span text:style-name="Source_20_Text"><text:span text:style-name="T1">#### Protein assembly</text:span></text:span></text:p>
      <text:p text:style-name="P1"><text:span text:style-name="Source_20_Text"><text:span text:style-name="T1"/></text:span></text:p>
      <text:p text:style-name="P1"><text:span text:style-name="Source_20_Text"><text:span text:style-name="T1">After these calculation the identified peptides can be aggregated according to it`s respective protein and <text:s/>quantified. The mentioned metrics indicating the performance of the peptide search can be used in downstream analysis. A so called razor peptide indicates the group with the highest number of identified peptides. Quantification is enabled by taking only unique peptides into contrast. Posterior error probabilities, which refers to the chance that the found peptide is a random event, are multiplied and only distinct sequences with the highest-scoring are used.</text:span></text:span></text:p>
      <text:p text:style-name="P1"><text:span text:style-name="Source_20_Text"><text:span text:style-name="T1"/></text:span></text:p>
      <text:p text:style-name="P1"><text:span text:style-name="Source_20_Text"><text:span text:style-name="T1">### Data processing</text:span></text:span></text:p>
      <text:p text:style-name="P1"><text:span text:style-name="Source_20_Text"><text:span text:style-name="T1"/></text:span></text:p>
      <text:p text:style-name="P1"><text:span text:style-name="Source_20_Text"><text:span text:style-name="T1">Further analysis is done with R and respective packages such as bioconductor. Since there is no state of the art established, analysis varies upon experimental design. The workflow of the analysis will be processed in a so called pipeline streamlining the data through steps where individual results can be observed in visualizations and indivdual calculations will be adapted according to user demands and experimental properties. </text:span></text:span></text:p>
      <text:p text:style-name="P1"><text:span text:style-name="Source_20_Text"><text:span text:style-name="T1"/></text:span></text:p>
      <text:p text:style-name="P1"><text:span text:style-name="Source_20_Text"><text:span text:style-name="T1">```{r data_processing_pipeline_flowchart_vertical, echo=FALSE, fig.height=17, fig.width=13}</text:span></text:span></text:p>
      <text:p text:style-name="P1"><text:span text:style-name="Source_20_Text"><text:span text:style-name="T1">library(Gmisc, quietly = TRUE)</text:span></text:span></text:p>
      <text:p text:style-name="P1"><text:span text:style-name="Source_20_Text"><text:span text:style-name="T1">library(glue)</text:span></text:span></text:p>
      <text:p text:style-name="P1"><text:span text:style-name="Source_20_Text"><text:span text:style-name="T1">library(htmlTable)</text:span></text:span></text:p>
      <text:p text:style-name="P1"><text:span text:style-name="Source_20_Text"><text:span text:style-name="T1">library(grid)</text:span></text:span></text:p>
      <text:p text:style-name="P1"><text:span text:style-name="Source_20_Text"><text:span text:style-name="T1">library(magrittr)</text:span></text:span></text:p>
      <text:p text:style-name="P1"><text:span text:style-name="Source_20_Text"><text:span text:style-name="T1"/></text:span></text:p>
      <text:p text:style-name="P1"><text:span text:style-name="Source_20_Text"><text:span text:style-name="T1">default_txt_setting &lt;- gpar(cex=1.9)</text:span></text:span></text:p>
      <text:p text:style-name="P1"><text:span text:style-name="Source_20_Text"><text:span text:style-name="T1">default_box_setting &lt;- gpar(fill="white")</text:span></text:span></text:p>
      <text:p text:style-name="P1"><text:span text:style-name="Source_20_Text"><text:span text:style-name="T1"/></text:span></text:p>
      <text:p text:style-name="P1"><text:span text:style-name="Source_20_Text"><text:span text:style-name="T1">data_box_setting &lt;- gpar(fill="#56B4E9")</text:span></text:span></text:p>
      <text:p text:style-name="P1"><text:span text:style-name="Source_20_Text"><text:span text:style-name="T1"/></text:span></text:p>
      <text:p text:style-name="P1"><text:span text:style-name="Source_20_Text"><text:span text:style-name="T1">opts_box_setting &lt;- gpar(fill="lightyellow", col="darkblue")</text:span></text:span></text:p>
      <text:p text:style-name="P1"><text:span text:style-name="Source_20_Text"><text:span text:style-name="T1">opts_txt_setting &lt;- gpar(col="darkblue", cex=1.5)</text:span></text:span></text:p>
      <text:p text:style-name="P1"><text:span text:style-name="Source_20_Text"><text:span text:style-name="T1">refinement_arrow_setting &lt;- arrow(angle=30, ends="both", type = "closed")</text:span></text:span></text:p>
      <text:p text:style-name="P1"><text:soft-page-break/><text:span text:style-name="Source_20_Text"><text:span text:style-name="T1"/></text:span></text:p>
      <text:p text:style-name="P1"><text:span text:style-name="Source_20_Text"><text:span text:style-name="T1">plot_box_setting &lt;- gpar(fill="#DDCC77")</text:span></text:span></text:p>
      <text:p text:style-name="P1"><text:span text:style-name="Source_20_Text"><text:span text:style-name="T1"># input files</text:span></text:span></text:p>
      <text:p text:style-name="P1"><text:span text:style-name="Source_20_Text"><text:span text:style-name="T1">evidence_file &lt;- boxGrob("evidence file",</text:span></text:span></text:p>
      <text:p text:style-name="P1"><text:span text:style-name="Source_20_Text"><text:span text:style-name="T1"><text:s text:c="25"/>box_gp = data_box_setting,</text:span></text:span></text:p>
      <text:p text:style-name="P1"><text:span text:style-name="Source_20_Text"><text:span text:style-name="T1"><text:s text:c="25"/>txt_gp = default_txt_setting)</text:span></text:span></text:p>
      <text:p text:style-name="P1"><text:span text:style-name="Source_20_Text"><text:span text:style-name="T1">sample_annotation_file &lt;- boxGrob("sample annotation",</text:span></text:span></text:p>
      <text:p text:style-name="P1"><text:span text:style-name="Source_20_Text"><text:span text:style-name="T1"><text:s text:c="34"/>box_gp = data_box_setting,</text:span></text:span></text:p>
      <text:p text:style-name="P1"><text:span text:style-name="Source_20_Text"><text:span text:style-name="T1"><text:s text:c="34"/>txt_gp = default_txt_setting)</text:span></text:span></text:p>
      <text:p text:style-name="P1"><text:span text:style-name="Source_20_Text"><text:span text:style-name="T1"/></text:span></text:p>
      <text:p text:style-name="P1"><text:span text:style-name="Source_20_Text"><text:span text:style-name="T1">read_data &lt;- boxGrob(glue("read data into q-feature object",.sep = "\n"),</text:span></text:span></text:p>
      <text:p text:style-name="P1"><text:span text:style-name="Source_20_Text"><text:span text:style-name="T1"><text:s text:c="21"/>box_gp = default_box_setting,</text:span></text:span></text:p>
      <text:p text:style-name="P1"><text:span text:style-name="Source_20_Text"><text:span text:style-name="T1"><text:s text:c="21"/>txt_gp = default_txt_setting)</text:span></text:span></text:p>
      <text:p text:style-name="P1"><text:span text:style-name="Source_20_Text"><text:span text:style-name="T1"/></text:span></text:p>
      <text:p text:style-name="P1"><text:span text:style-name="Source_20_Text"><text:span text:style-name="T1">quality_control_1 &lt;- boxGrob(glue("quality control 1",.sep = "\n"),</text:span></text:span></text:p>
      <text:p text:style-name="P1"><text:span text:style-name="Source_20_Text"><text:span text:style-name="T1"><text:s text:c="29"/>box_gp = default_box_setting,</text:span></text:span></text:p>
      <text:p text:style-name="P1"><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1_content &lt;- boxGrob("filter out pool samples\nreplace zeros with NA\nfilter out contaminants\nfilter by q-value cutoff",</text:span></text:span></text:p>
      <text:p text:style-name="P1"><text:span text:style-name="Source_20_Text"><text:span text:style-name="T1"><text:s text:c="22"/>box_gp = opts_box_setting,</text:span></text:span></text:p>
      <text:p text:style-name="P1"><text:span text:style-name="Source_20_Text"><text:span text:style-name="T1"><text:s text:c="22"/>txt_gp = opts_txt_setting,</text:span></text:span></text:p>
      <text:p text:style-name="P1"><text:span text:style-name="Source_20_Text"><text:span text:style-name="T1"><text:s text:c="22"/>just="center")</text:span></text:span></text:p>
      <text:p text:style-name="P1"><text:span text:style-name="Source_20_Text"><text:span text:style-name="T1"/></text:span></text:p>
      <text:p text:style-name="P1"><text:span text:style-name="Source_20_Text"><text:span text:style-name="T1">aggregate_psms &lt;- <text:s/>boxGrob(glue("aggregate peptide spectrum matches to peptides\n</text:span></text:span></text:p>
      <text:p text:style-name="P1"><text:span text:style-name="Source_20_Text"><text:span text:style-name="T1"><text:s text:c="33"/>join multiple batches", .sep = "\n"),</text:span></text:span></text:p>
      <text:p text:style-name="P1"><text:span text:style-name="Source_20_Text"><text:span text:style-name="T1"><text:s text:c="27"/>box_gp = default_box_setting,</text:span></text:span></text:p>
      <text:p text:style-name="P1"><text:span text:style-name="Source_20_Text"><text:span text:style-name="T1"><text:s text:c="27"/>txt_gp = default_txt_setting)</text:span></text:span></text:p>
      <text:p text:style-name="P1"><text:span text:style-name="Source_20_Text"><text:span text:style-name="T1"/></text:span></text:p>
      <text:p text:style-name="P1"><text:span text:style-name="Source_20_Text"><text:span text:style-name="T1">quality_control_2 &lt;- boxGrob("quality control 2",</text:span></text:span></text:p>
      <text:p text:style-name="P1"><text:span text:style-name="Source_20_Text"><text:span text:style-name="T1"><text:s text:c="29"/>box_gp = plot_box_setting,</text:span></text:span></text:p>
      <text:p text:style-name="P1"><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2_content &lt;- boxGrob("filter by:\nreporter ion intensity cutoff\npepitde covariance to razor proteins\npeptide missing rate",</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pan></text:p>
      <text:p text:style-name="P1"><text:span text:style-name="Source_20_Text"><text:span text:style-name="T1">aggregate_peps &lt;- boxGrob(glue("aggregate peptides to proteins", .sep = "\n"),</text:span></text:span></text:p>
      <text:p text:style-name="P1"><text:span text:style-name="Source_20_Text"><text:span text:style-name="T1"><text:s text:c="26"/>box_gp = defaul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data &lt;- boxGrob("transform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opts &lt;- boxGrob("options:\nlog2\nlog10\nsqrt\nquadratic\nBoxCox\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normalize_data &lt;- boxGrob("normalize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oft-page-break/><text:span text:style-name="Source_20_Text"><text:span text:style-name="T1">normalize_opts &lt;- boxGrob("options:\nSCoPE2\nCONSTANd\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missing_value_handling &lt;- boxGrob("missing value handling",</text:span></text:span></text:p>
      <text:p text:style-name="P1"><text:span text:style-name="Source_20_Text"><text:span text:style-name="T1"><text:s text:c="34"/>box_gp = plot_box_setting,</text:span></text:span></text:p>
      <text:p text:style-name="P1"><text:span text:style-name="Source_20_Text"><text:span text:style-name="T1"><text:s text:c="34"/>txt_gp = default_txt_setting)</text:span></text:span></text:p>
      <text:p text:style-name="P1"><text:span text:style-name="Source_20_Text"><text:span text:style-name="T1"/></text:span></text:p>
      <text:p text:style-name="P1"><text:span text:style-name="Source_20_Text"><text:span text:style-name="T1">missing_value_opts &lt;- boxGrob("options:\nKNN\ndrop rows\nreplace with mean\nreplace with median\nreplace with 0",</text:span></text:span></text:p>
      <text:p text:style-name="P1"><text:span text:style-name="Source_20_Text"><text:span text:style-name="T1"><text:s text:c="30"/>box_gp = opts_box_setting,</text:span></text:span></text:p>
      <text:p text:style-name="P1"><text:span text:style-name="Source_20_Text"><text:span text:style-name="T1"><text:s text:c="30"/>txt_gp = opts_txt_setting,</text:span></text:span></text:p>
      <text:p text:style-name="P1"><text:span text:style-name="Source_20_Text"><text:span text:style-name="T1"><text:s text:c="30"/>just="center")</text:span></text:span></text:p>
      <text:p text:style-name="P1"><text:span text:style-name="Source_20_Text"><text:span text:style-name="T1"/></text:span></text:p>
      <text:p text:style-name="P1"><text:span text:style-name="Source_20_Text"><text:span text:style-name="T1">batch_correction &lt;- boxGrob("batch correction",</text:span></text:span></text:p>
      <text:p text:style-name="P1"><text:span text:style-name="Source_20_Text"><text:span text:style-name="T1"><text:s text:c="28"/>box_gp=plot_box_setting,</text:span></text:span></text:p>
      <text:p text:style-name="P1"><text:span text:style-name="Source_20_Text"><text:span text:style-name="T1"><text:s text:c="28"/>txt_gp = default_txt_setting)</text:span></text:span></text:p>
      <text:p text:style-name="P1"><text:span text:style-name="Source_20_Text"><text:span text:style-name="T1"/></text:span></text:p>
      <text:p text:style-name="P1"><text:span text:style-name="Source_20_Text"><text:span text:style-name="T1">batch_correction_opts &lt;- boxGrob("options:\nComBat",</text:span></text:span></text:p>
      <text:p text:style-name="P1"><text:span text:style-name="Source_20_Text"><text:span text:style-name="T1"><text:s text:c="33"/>box_gp = opts_box_setting,</text:span></text:span></text:p>
      <text:p text:style-name="P1"><text:span text:style-name="Source_20_Text"><text:span text:style-name="T1"><text:s text:c="33"/>txt_gp = opts_txt_setting,</text:span></text:span></text:p>
      <text:p text:style-name="P1"><text:span text:style-name="Source_20_Text"><text:span text:style-name="T1"><text:s text:c="33"/>just="center")</text:span></text:span></text:p>
      <text:p text:style-name="P1"><text:span text:style-name="Source_20_Text"><text:span text:style-name="T1"/></text:span></text:p>
      <text:p text:style-name="P1"><text:span text:style-name="Source_20_Text"><text:span text:style-name="T1">dim_red &lt;- boxGrob("dimensionality reduction",</text:span></text:span></text:p>
      <text:p text:style-name="P1"><text:span text:style-name="Source_20_Text"><text:span text:style-name="T1"><text:s text:c="19"/>box_gp = plot_box_setting,</text:span></text:span></text:p>
      <text:p text:style-name="P1"><text:span text:style-name="Source_20_Text"><text:span text:style-name="T1"><text:s text:c="19"/>txt_gp = default_txt_setting)</text:span></text:span></text:p>
      <text:p text:style-name="P1"><text:span text:style-name="Source_20_Text"><text:span text:style-name="T1"/></text:span></text:p>
      <text:p text:style-name="P1"><text:span text:style-name="Source_20_Text"><text:span text:style-name="T1">dim_red_actions &lt;- boxGrob("procedures:\nPCA\nUMAP",</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 text:c="23"/>)</text:span></text:span></text:p>
      <text:p text:style-name="P1"><text:span text:style-name="Source_20_Text"><text:span text:style-name="T1"/></text:span></text:p>
      <text:p text:style-name="P1"><text:span text:style-name="Source_20_Text"><text:span text:style-name="T1">stat_module &lt;- boxGrob(glue("statistics module",.sep = "\n"),</text:span></text:span></text:p>
      <text:p text:style-name="P1"><text:span text:style-name="Source_20_Text"><text:span text:style-name="T1"><text:s text:c="23"/>box_gp = default_box_setting,</text:span></text:span></text:p>
      <text:p text:style-name="P1"><text:span text:style-name="Source_20_Text"><text:span text:style-name="T1"><text:s text:c="23"/>txt_gp = default_txt_setting)</text:span></text:span></text:p>
      <text:p text:style-name="P1"><text:span text:style-name="Source_20_Text"><text:span text:style-name="T1"/></text:span></text:p>
      <text:p text:style-name="P1"><text:span text:style-name="Source_20_Text"><text:span text:style-name="T1">grid.newpage()</text:span></text:span></text:p>
      <text:p text:style-name="P1"><text:span text:style-name="Source_20_Text"><text:span text:style-name="T1">vert &lt;- {spreadVertical(files = evidence_file,</text:span></text:span></text:p>
      <text:p text:style-name="P1"><text:span text:style-name="Source_20_Text"><text:span text:style-name="T1"><text:s text:c="23"/>read_data = read_data,</text:span></text:span></text:p>
      <text:p text:style-name="P1"><text:span text:style-name="Source_20_Text"><text:span text:style-name="T1"><text:s text:c="23"/>quality_control_1 = quality_control_1,</text:span></text:span></text:p>
      <text:p text:style-name="P1"><text:span text:style-name="Source_20_Text"><text:span text:style-name="T1"><text:s text:c="23"/>aggregate_psms,</text:span></text:span></text:p>
      <text:p text:style-name="P1"><text:span text:style-name="Source_20_Text"><text:span text:style-name="T1"><text:s text:c="23"/>quality_control_2 = quality_control_2,</text:span></text:span></text:p>
      <text:p text:style-name="P1"><text:span text:style-name="Source_20_Text"><text:span text:style-name="T1"><text:s text:c="23"/>aggregate_peps,</text:span></text:span></text:p>
      <text:p text:style-name="P1"><text:span text:style-name="Source_20_Text"><text:span text:style-name="T1"><text:s text:c="23"/>transform_data = transform_data,</text:span></text:span></text:p>
      <text:p text:style-name="P1"><text:span text:style-name="Source_20_Text"><text:span text:style-name="T1"><text:s text:c="23"/>normalize_data = normalize_data,</text:span></text:span></text:p>
      <text:p text:style-name="P1"><text:span text:style-name="Source_20_Text"><text:span text:style-name="T1"><text:s text:c="23"/>missing_value_handling = missing_value_handling,</text:span></text:span></text:p>
      <text:p text:style-name="P1"><text:span text:style-name="Source_20_Text"><text:span text:style-name="T1"><text:s text:c="23"/>batch_correction = batch_correction,</text:span></text:span></text:p>
      <text:p text:style-name="P1"><text:span text:style-name="Source_20_Text"><text:span text:style-name="T1"><text:s text:c="23"/>dim_red = dim_red,</text:span></text:span></text:p>
      <text:p text:style-name="P1"><text:span text:style-name="Source_20_Text"><text:span text:style-name="T1"><text:s text:c="23"/>stat_module</text:span></text:span></text:p>
      <text:p text:style-name="P1"><text:span text:style-name="Source_20_Text"><text:span text:style-name="T1">)}</text:span></text:span></text:p>
      <text:p text:style-name="P1"><text:span text:style-name="Source_20_Text"><text:span text:style-name="T1">input &lt;- alignVertical(reference = vert$files,</text:span></text:span></text:p>
      <text:p text:style-name="P1"><text:span text:style-name="Source_20_Text"><text:span text:style-name="T1"><text:s text:c="22"/>evidence_file, sample_annotation_file) %&gt;%</text:span></text:span></text:p>
      <text:p text:style-name="P1"><text:span text:style-name="Source_20_Text"><text:span text:style-name="T1"><text:s text:c="2"/>spreadHorizontal()</text:span></text:span></text:p>
      <text:p text:style-name="P1"><text:span text:style-name="Source_20_Text"><text:span text:style-name="T1">vert$files &lt;- NULL</text:span></text:span></text:p>
      <text:p text:style-name="P1"><text:soft-page-break/><text:span text:style-name="Source_20_Text"><text:span text:style-name="T1"/></text:span></text:p>
      <text:p text:style-name="P1"><text:span text:style-name="Source_20_Text"><text:span text:style-name="T1"/></text:span></text:p>
      <text:p text:style-name="P1"><text:span text:style-name="Source_20_Text"><text:span text:style-name="T1"># right side</text:span></text:span></text:p>
      <text:p text:style-name="P1"><text:span text:style-name="Source_20_Text"><text:span text:style-name="T1">qc1_content &lt;- moveBox(qc1_content,</text:span></text:span></text:p>
      <text:p text:style-name="P1"><text:span text:style-name="Source_20_Text"><text:span text:style-name="T1"><text:s text:c="20"/>x = .8,</text:span></text:span></text:p>
      <text:p text:style-name="P1"><text:span text:style-name="Source_20_Text"><text:span text:style-name="T1"><text:s text:c="20"/>y = coords(vert$quality_control_1)$y)</text:span></text:span></text:p>
      <text:p text:style-name="P1"><text:span text:style-name="Source_20_Text"><text:span text:style-name="T1"/></text:span></text:p>
      <text:p text:style-name="P1"><text:span text:style-name="Source_20_Text"><text:span text:style-name="T1">transform_opts &lt;- moveBox(transform_opts,</text:span></text:span></text:p>
      <text:p text:style-name="P1"><text:span text:style-name="Source_20_Text"><text:span text:style-name="T1"><text:s text:c="20"/>x = .9,</text:span></text:span></text:p>
      <text:p text:style-name="P1"><text:span text:style-name="Source_20_Text"><text:span text:style-name="T1"><text:s text:c="20"/>y = coords(vert$transform_data)$y)</text:span></text:span></text:p>
      <text:p text:style-name="P1"><text:span text:style-name="Source_20_Text"><text:span text:style-name="T1"/></text:span></text:p>
      <text:p text:style-name="P1"><text:span text:style-name="Source_20_Text"><text:span text:style-name="T1">missing_value_opts &lt;- moveBox(missing_value_opts,</text:span></text:span></text:p>
      <text:p text:style-name="P1"><text:span text:style-name="Source_20_Text"><text:span text:style-name="T1"><text:s text:c="20"/>x = .85,</text:span></text:span></text:p>
      <text:p text:style-name="P1"><text:span text:style-name="Source_20_Text"><text:span text:style-name="T1"><text:s text:c="20"/>y = coords(vert$missing_value_handling)$y)</text:span></text:span></text:p>
      <text:p text:style-name="P1"><text:span text:style-name="Source_20_Text"><text:span text:style-name="T1"/></text:span></text:p>
      <text:p text:style-name="P1"><text:span text:style-name="Source_20_Text"><text:span text:style-name="T1">dim_red_actions &lt;- moveBox(dim_red_actions,</text:span></text:span></text:p>
      <text:p text:style-name="P1"><text:span text:style-name="Source_20_Text"><text:span text:style-name="T1"><text:s text:c="20"/>x = .9,</text:span></text:span></text:p>
      <text:p text:style-name="P1"><text:span text:style-name="Source_20_Text"><text:span text:style-name="T1"><text:s text:c="20"/>y = coords(vert$dim_red)$y)</text:span></text:span></text:p>
      <text:p text:style-name="P1"><text:span text:style-name="Source_20_Text"><text:span text:style-name="T1"/></text:span></text:p>
      <text:p text:style-name="P1"><text:span text:style-name="Source_20_Text"><text:span text:style-name="T1"># left side</text:span></text:span></text:p>
      <text:p text:style-name="P1"><text:span text:style-name="Source_20_Text"><text:span text:style-name="T1">qc2_content &lt;- moveBox(qc2_content,</text:span></text:span></text:p>
      <text:p text:style-name="P1"><text:span text:style-name="Source_20_Text"><text:span text:style-name="T1"><text:s text:c="20"/>x = .17,</text:span></text:span></text:p>
      <text:p text:style-name="P1"><text:span text:style-name="Source_20_Text"><text:span text:style-name="T1"><text:s text:c="20"/>y = coords(vert$quality_control_2)$y)</text:span></text:span></text:p>
      <text:p text:style-name="P1"><text:span text:style-name="Source_20_Text"><text:span text:style-name="T1"/></text:span></text:p>
      <text:p text:style-name="P1"><text:span text:style-name="Source_20_Text"><text:span text:style-name="T1">normalize_opts &lt;- moveBox(normalize_opts,</text:span></text:span></text:p>
      <text:p text:style-name="P1"><text:span text:style-name="Source_20_Text"><text:span text:style-name="T1"><text:s text:c="20"/>x = .2,</text:span></text:span></text:p>
      <text:p text:style-name="P1"><text:span text:style-name="Source_20_Text"><text:span text:style-name="T1"><text:s text:c="20"/>y = coords(vert$normalize_data)$y)</text:span></text:span></text:p>
      <text:p text:style-name="P1"><text:span text:style-name="Source_20_Text"><text:span text:style-name="T1"/></text:span></text:p>
      <text:p text:style-name="P1"><text:span text:style-name="Source_20_Text"><text:span text:style-name="T1">batch_correction_opts &lt;- moveBox(batch_correction_opts,</text:span></text:span></text:p>
      <text:p text:style-name="P1"><text:span text:style-name="Source_20_Text"><text:span text:style-name="T1"><text:s text:c="20"/>x = .2,</text:span></text:span></text:p>
      <text:p text:style-name="P1"><text:span text:style-name="Source_20_Text"><text:span text:style-name="T1"><text:s text:c="20"/>y = coords(vert$batch_correction)$y)</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for (i in 1:(length(vert) - 1)) {</text:span></text:span></text:p>
      <text:p text:style-name="P1"><text:span text:style-name="Source_20_Text"><text:span text:style-name="T1"><text:s text:c="2"/>connectGrob(vert[[i]], vert[[i + 1]], type = "vert") %&gt;%</text:span></text:span></text:p>
      <text:p text:style-name="P1"><text:span text:style-name="Source_20_Text"><text:span text:style-name="T1"><text:s text:c="4"/>print</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 connect boxes</text:span></text:span></text:p>
      <text:p text:style-name="P1"><text:span text:style-name="Source_20_Text"><text:span text:style-name="T1">connectGrob(input[[1]], vert$read_data, type = "N")</text:span></text:span></text:p>
      <text:p text:style-name="P1"><text:span text:style-name="Source_20_Text"><text:span text:style-name="T1">connectGrob(input[[2]], vert$read_data, type = "N")</text:span></text:span></text:p>
      <text:p text:style-name="P1"><text:span text:style-name="Source_20_Text"><text:span text:style-name="T1"/></text:span></text:p>
      <text:p text:style-name="P1"><text:span text:style-name="Source_20_Text"><text:span text:style-name="T1">connectGrob(vert$quality_control_1, qc1_content, type = "horizontal", arrow_obj = arrow(angle=0))</text:span></text:span></text:p>
      <text:p text:style-name="P1"><text:span text:style-name="Source_20_Text"><text:span text:style-name="T1"/></text:span></text:p>
      <text:p text:style-name="P1"><text:span text:style-name="Source_20_Text"><text:span text:style-name="T1">connectGrob(vert$quality_control_2, qc2_content, type = "horizontal", arrow_obj = refinement_arrow_setting)</text:span></text:span></text:p>
      <text:p text:style-name="P1"><text:span text:style-name="Source_20_Text"><text:span text:style-name="T1"/></text:span></text:p>
      <text:p text:style-name="P1"><text:span text:style-name="Source_20_Text"><text:span text:style-name="T1">connectGrob(vert$transform_data, transform_opts, type = "horizontal", arrow_obj = refinement_arrow_setting)</text:span></text:span></text:p>
      <text:p text:style-name="P1"><text:span text:style-name="Source_20_Text"><text:span text:style-name="T1"/></text:span></text:p>
      <text:p text:style-name="P1"><text:span text:style-name="Source_20_Text"><text:span text:style-name="T1">connectGrob(vert$normalize_data, normalize_opts, type = "horizontal", arrow_obj = refinement_arrow_setting)</text:span></text:span></text:p>
      <text:p text:style-name="P1"><text:span text:style-name="Source_20_Text"><text:span text:style-name="T1"/></text:span></text:p>
      <text:p text:style-name="P1"><text:span text:style-name="Source_20_Text"><text:span text:style-name="T1">connectGrob(vert$missing_value_handling, missing_value_opts, type = "horizontal", arrow_obj = refinement_arrow_setting)</text:span></text:span></text:p>
      <text:p text:style-name="P1"><text:span text:style-name="Source_20_Text"><text:span text:style-name="T1"/></text:span></text:p>
      <text:p text:style-name="P1"><text:soft-page-break/><text:span text:style-name="Source_20_Text"><text:span text:style-name="T1">connectGrob(vert$batch_correction, batch_correction_opts, type = "horizontal", arrow_obj = refinement_arrow_setting)</text:span></text:span></text:p>
      <text:p text:style-name="P1"><text:span text:style-name="Source_20_Text"><text:span text:style-name="T1"/></text:span></text:p>
      <text:p text:style-name="P1"><text:span text:style-name="Source_20_Text"><text:span text:style-name="T1">connectGrob(vert$dim_red, dim_red_actions, type = "horizontal", arrow_obj = arrow(angle=0))</text:span></text:span></text:p>
      <text:p text:style-name="P1"><text:span text:style-name="Source_20_Text"><text:span text:style-name="T1"/></text:span></text:p>
      <text:p text:style-name="P1"><text:span text:style-name="Source_20_Text"><text:span text:style-name="T1"># Print boxes</text:span></text:span></text:p>
      <text:p text:style-name="P1"><text:span text:style-name="Source_20_Text"><text:span text:style-name="T1">input</text:span></text:span></text:p>
      <text:p text:style-name="P1"><text:span text:style-name="Source_20_Text"><text:span text:style-name="T1">vert</text:span></text:span></text:p>
      <text:p text:style-name="P1"><text:span text:style-name="Source_20_Text"><text:span text:style-name="T1">qc1_content</text:span></text:span></text:p>
      <text:p text:style-name="P1"><text:span text:style-name="Source_20_Text"><text:span text:style-name="T1">qc2_content</text:span></text:span></text:p>
      <text:p text:style-name="P1"><text:span text:style-name="Source_20_Text"><text:span text:style-name="T1">transform_opts</text:span></text:span></text:p>
      <text:p text:style-name="P1"><text:span text:style-name="Source_20_Text"><text:span text:style-name="T1">normalize_opts</text:span></text:span></text:p>
      <text:p text:style-name="P1"><text:span text:style-name="Source_20_Text"><text:span text:style-name="T1">missing_value_opts</text:span></text:span></text:p>
      <text:p text:style-name="P1"><text:span text:style-name="Source_20_Text"><text:span text:style-name="T1">batch_correction_opts</text:span></text:span></text:p>
      <text:p text:style-name="P1"><text:span text:style-name="Source_20_Text"><text:span text:style-name="T1">dim_red_actions</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r data_processing_pipeline_flowchart_horizontal, eval=FALSE, fig.height=9, fig.width=32, include=FALSE}</text:span></text:span></text:p>
      <text:p text:style-name="P1"><text:span text:style-name="Source_20_Text"><text:span text:style-name="T1">library(Gmisc, quietly = TRUE)</text:span></text:span></text:p>
      <text:p text:style-name="P1"><text:span text:style-name="Source_20_Text"><text:span text:style-name="T1">library(glue)</text:span></text:span></text:p>
      <text:p text:style-name="P1"><text:span text:style-name="Source_20_Text"><text:span text:style-name="T1">library(htmlTable)</text:span></text:span></text:p>
      <text:p text:style-name="P1"><text:span text:style-name="Source_20_Text"><text:span text:style-name="T1">library(grid)</text:span></text:span></text:p>
      <text:p text:style-name="P1"><text:span text:style-name="Source_20_Text"><text:span text:style-name="T1">library(magrittr)</text:span></text:span></text:p>
      <text:p text:style-name="P1"><text:span text:style-name="Source_20_Text"><text:span text:style-name="T1"/></text:span></text:p>
      <text:p text:style-name="P1"><text:span text:style-name="Source_20_Text"><text:span text:style-name="T1">default_txt_setting &lt;- gpar(cex=1.5)</text:span></text:span></text:p>
      <text:p text:style-name="P1"><text:span text:style-name="Source_20_Text"><text:span text:style-name="T1">default_box_setting &lt;- gpar(fill="white")</text:span></text:span></text:p>
      <text:p text:style-name="P1"><text:span text:style-name="Source_20_Text"><text:span text:style-name="T1"/></text:span></text:p>
      <text:p text:style-name="P1"><text:span text:style-name="Source_20_Text"><text:span text:style-name="T1">data_box_setting &lt;- gpar(fill="#56B4E9")</text:span></text:span></text:p>
      <text:p text:style-name="P1"><text:span text:style-name="Source_20_Text"><text:span text:style-name="T1"/></text:span></text:p>
      <text:p text:style-name="P1"><text:span text:style-name="Source_20_Text"><text:span text:style-name="T1">opts_box_setting &lt;- gpar(fill="lightyellow", col="darkblue")</text:span></text:span></text:p>
      <text:p text:style-name="P1"><text:span text:style-name="Source_20_Text"><text:span text:style-name="T1">opts_txt_setting &lt;- gpar(col="darkblue", cex=1)</text:span></text:span></text:p>
      <text:p text:style-name="P1"><text:span text:style-name="Source_20_Text"><text:span text:style-name="T1">refinement_arrow_setting &lt;- arrow(angle=30, ends="both", type = "closed")</text:span></text:span></text:p>
      <text:p text:style-name="P1"><text:span text:style-name="Source_20_Text"><text:span text:style-name="T1"/></text:span></text:p>
      <text:p text:style-name="P1"><text:span text:style-name="Source_20_Text"><text:span text:style-name="T1">plot_box_setting &lt;- gpar(fill="#DDCC77")</text:span></text:span></text:p>
      <text:p text:style-name="P1"><text:span text:style-name="Source_20_Text"><text:span text:style-name="T1"># input files</text:span></text:span></text:p>
      <text:p text:style-name="P1"><text:span text:style-name="Source_20_Text"><text:span text:style-name="T1">evidence_file &lt;- boxGrob("evidence file",</text:span></text:span></text:p>
      <text:p text:style-name="P1"><text:span text:style-name="Source_20_Text"><text:span text:style-name="T1"><text:s text:c="25"/>box_gp = data_box_setting,</text:span></text:span></text:p>
      <text:p text:style-name="P1"><text:span text:style-name="Source_20_Text"><text:span text:style-name="T1"><text:s text:c="25"/>txt_gp = default_txt_setting)</text:span></text:span></text:p>
      <text:p text:style-name="P1"><text:span text:style-name="Source_20_Text"><text:span text:style-name="T1">sample_annotation_file &lt;- boxGrob("sample annotation",</text:span></text:span></text:p>
      <text:p text:style-name="P1"><text:span text:style-name="Source_20_Text"><text:span text:style-name="T1"><text:s text:c="34"/>box_gp = data_box_setting,</text:span></text:span></text:p>
      <text:p text:style-name="P1"><text:span text:style-name="Source_20_Text"><text:span text:style-name="T1"><text:s text:c="34"/>txt_gp = default_txt_setting)</text:span></text:span></text:p>
      <text:p text:style-name="P1"><text:span text:style-name="Source_20_Text"><text:span text:style-name="T1"/></text:span></text:p>
      <text:p text:style-name="P1"><text:span text:style-name="Source_20_Text"><text:span text:style-name="T1">read_data &lt;- boxGrob(glue("read data into q-feature object",.sep = "\n"),</text:span></text:span></text:p>
      <text:p text:style-name="P1"><text:span text:style-name="Source_20_Text"><text:span text:style-name="T1"><text:s text:c="21"/>box_gp = default_box_setting,</text:span></text:span></text:p>
      <text:p text:style-name="P1"><text:span text:style-name="Source_20_Text"><text:span text:style-name="T1"><text:s text:c="21"/>txt_gp = default_txt_setting)</text:span></text:span></text:p>
      <text:p text:style-name="P1"><text:span text:style-name="Source_20_Text"><text:span text:style-name="T1"/></text:span></text:p>
      <text:p text:style-name="P1"><text:span text:style-name="Source_20_Text"><text:span text:style-name="T1">quality_control_1 &lt;- boxGrob(glue("quality control 1",.sep = "\n"),</text:span></text:span></text:p>
      <text:p text:style-name="P1"><text:span text:style-name="Source_20_Text"><text:span text:style-name="T1"><text:s text:c="29"/>box_gp = default_box_setting,</text:span></text:span></text:p>
      <text:p text:style-name="P1"><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1_content &lt;- boxGrob("filter out pool samples\nreplace zeros with NA\nfilter out contaminants\nfilter by q-value cutoff",</text:span></text:span></text:p>
      <text:p text:style-name="P1"><text:span text:style-name="Source_20_Text"><text:span text:style-name="T1"><text:s text:c="22"/>box_gp = opts_box_setting,</text:span></text:span></text:p>
      <text:p text:style-name="P1"><text:span text:style-name="Source_20_Text"><text:span text:style-name="T1"><text:s text:c="22"/>txt_gp = opts_txt_setting,</text:span></text:span></text:p>
      <text:p text:style-name="P1"><text:span text:style-name="Source_20_Text"><text:span text:style-name="T1"><text:s text:c="22"/>just="center")</text:span></text:span></text:p>
      <text:p text:style-name="P1"><text:soft-page-break/><text:span text:style-name="Source_20_Text"><text:span text:style-name="T1"/></text:span></text:p>
      <text:p text:style-name="P1"><text:span text:style-name="Source_20_Text"><text:span text:style-name="T1">aggregate_psms &lt;- <text:s/>boxGrob(glue("aggregate peptide spectrum matches to peptides\n</text:span></text:span></text:p>
      <text:p text:style-name="P1"><text:span text:style-name="Source_20_Text"><text:span text:style-name="T1"><text:s text:c="33"/>join multiple batches", .sep = "\n"),</text:span></text:span></text:p>
      <text:p text:style-name="P1"><text:span text:style-name="Source_20_Text"><text:span text:style-name="T1"><text:s text:c="27"/>box_gp = default_box_setting,</text:span></text:span></text:p>
      <text:p text:style-name="P1"><text:span text:style-name="Source_20_Text"><text:span text:style-name="T1"><text:s text:c="27"/>txt_gp = default_txt_setting)</text:span></text:span></text:p>
      <text:p text:style-name="P1"><text:span text:style-name="Source_20_Text"><text:span text:style-name="T1"/></text:span></text:p>
      <text:p text:style-name="P1"><text:span text:style-name="Source_20_Text"><text:span text:style-name="T1">quality_control_2 &lt;- boxGrob("quality control 2",</text:span></text:span></text:p>
      <text:p text:style-name="P1"><text:span text:style-name="Source_20_Text"><text:span text:style-name="T1"><text:s text:c="29"/>box_gp = plot_box_setting,</text:span></text:span></text:p>
      <text:p text:style-name="P1"><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2_content &lt;- boxGrob("filter by:\nreporter ion intensity cutoff\npepitde covariance to razor proteins\npeptide missing rate",</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pan></text:p>
      <text:p text:style-name="P1"><text:span text:style-name="Source_20_Text"><text:span text:style-name="T1">aggregate_peps &lt;- boxGrob(glue("aggregate peptides to proteins", .sep = "\n"),</text:span></text:span></text:p>
      <text:p text:style-name="P1"><text:span text:style-name="Source_20_Text"><text:span text:style-name="T1"><text:s text:c="26"/>box_gp = defaul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data &lt;- boxGrob("transform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opts &lt;- boxGrob("options:\nlog2\nlog10\nsqrt\nquadratic\nBoxCox\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normalize_data &lt;- boxGrob("normalize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normalize_opts &lt;- boxGrob("options:\nSCoPE2\nCONSTANd\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missing_value_handling &lt;- boxGrob("missing value handling",</text:span></text:span></text:p>
      <text:p text:style-name="P1"><text:span text:style-name="Source_20_Text"><text:span text:style-name="T1"><text:s text:c="34"/>box_gp = plot_box_setting,</text:span></text:span></text:p>
      <text:p text:style-name="P1"><text:span text:style-name="Source_20_Text"><text:span text:style-name="T1"><text:s text:c="34"/>txt_gp = default_txt_setting)</text:span></text:span></text:p>
      <text:p text:style-name="P1"><text:span text:style-name="Source_20_Text"><text:span text:style-name="T1"/></text:span></text:p>
      <text:p text:style-name="P1"><text:span text:style-name="Source_20_Text"><text:span text:style-name="T1">missing_value_opts &lt;- boxGrob("options:\nKNN\ndrop rows\nreplace with mean\nreplace with median\nreplace with 0",</text:span></text:span></text:p>
      <text:p text:style-name="P1"><text:span text:style-name="Source_20_Text"><text:span text:style-name="T1"><text:s text:c="30"/>box_gp = opts_box_setting,</text:span></text:span></text:p>
      <text:p text:style-name="P1"><text:span text:style-name="Source_20_Text"><text:span text:style-name="T1"><text:s text:c="30"/>txt_gp = opts_txt_setting,</text:span></text:span></text:p>
      <text:p text:style-name="P1"><text:span text:style-name="Source_20_Text"><text:span text:style-name="T1"><text:s text:c="30"/>just="center")</text:span></text:span></text:p>
      <text:p text:style-name="P1"><text:span text:style-name="Source_20_Text"><text:span text:style-name="T1"/></text:span></text:p>
      <text:p text:style-name="P1"><text:span text:style-name="Source_20_Text"><text:span text:style-name="T1">batch_correction &lt;- boxGrob("batch correction",</text:span></text:span></text:p>
      <text:p text:style-name="P1"><text:span text:style-name="Source_20_Text"><text:span text:style-name="T1"><text:s text:c="28"/>box_gp=plot_box_setting,</text:span></text:span></text:p>
      <text:p text:style-name="P1"><text:span text:style-name="Source_20_Text"><text:span text:style-name="T1"><text:s text:c="28"/>txt_gp = default_txt_setting)</text:span></text:span></text:p>
      <text:p text:style-name="P1"><text:span text:style-name="Source_20_Text"><text:span text:style-name="T1"/></text:span></text:p>
      <text:p text:style-name="P1"><text:span text:style-name="Source_20_Text"><text:span text:style-name="T1">batch_correction_opts &lt;- boxGrob("options:\nComBat",</text:span></text:span></text:p>
      <text:p text:style-name="P1"><text:span text:style-name="Source_20_Text"><text:span text:style-name="T1"><text:s text:c="33"/>box_gp = opts_box_setting,</text:span></text:span></text:p>
      <text:p text:style-name="P1"><text:span text:style-name="Source_20_Text"><text:span text:style-name="T1"><text:s text:c="33"/>txt_gp = opts_txt_setting,</text:span></text:span></text:p>
      <text:p text:style-name="P1"><text:span text:style-name="Source_20_Text"><text:span text:style-name="T1"><text:s text:c="33"/>just="center")</text:span></text:span></text:p>
      <text:p text:style-name="P1"><text:soft-page-break/><text:span text:style-name="Source_20_Text"><text:span text:style-name="T1"/></text:span></text:p>
      <text:p text:style-name="P1"><text:span text:style-name="Source_20_Text"><text:span text:style-name="T1">dim_red &lt;- boxGrob("dimensionality reduction",</text:span></text:span></text:p>
      <text:p text:style-name="P1"><text:span text:style-name="Source_20_Text"><text:span text:style-name="T1"><text:s text:c="19"/>box_gp = plot_box_setting,</text:span></text:span></text:p>
      <text:p text:style-name="P1"><text:span text:style-name="Source_20_Text"><text:span text:style-name="T1"><text:s text:c="19"/>txt_gp = default_txt_setting)</text:span></text:span></text:p>
      <text:p text:style-name="P1"><text:span text:style-name="Source_20_Text"><text:span text:style-name="T1"/></text:span></text:p>
      <text:p text:style-name="P1"><text:span text:style-name="Source_20_Text"><text:span text:style-name="T1">dim_red_actions &lt;- boxGrob("procedures:\nPCA\nUMAP",</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 text:c="23"/>)</text:span></text:span></text:p>
      <text:p text:style-name="P1"><text:span text:style-name="Source_20_Text"><text:span text:style-name="T1"/></text:span></text:p>
      <text:p text:style-name="P1"><text:span text:style-name="Source_20_Text"><text:span text:style-name="T1">stat_module &lt;- boxGrob(glue("statistics module",.sep = "\n"),</text:span></text:span></text:p>
      <text:p text:style-name="P1"><text:span text:style-name="Source_20_Text"><text:span text:style-name="T1"><text:s text:c="23"/>box_gp = default_box_setting,</text:span></text:span></text:p>
      <text:p text:style-name="P1"><text:span text:style-name="Source_20_Text"><text:span text:style-name="T1"><text:s text:c="23"/>txt_gp = default_txt_setting)</text:span></text:span></text:p>
      <text:p text:style-name="P1"><text:span text:style-name="Source_20_Text"><text:span text:style-name="T1"/></text:span></text:p>
      <text:p text:style-name="P1"><text:span text:style-name="Source_20_Text"><text:span text:style-name="T1">grid.newpage()</text:span></text:span></text:p>
      <text:p text:style-name="P1"><text:span text:style-name="Source_20_Text"><text:span text:style-name="T1"/></text:span></text:p>
      <text:p text:style-name="P1"><text:span text:style-name="Source_20_Text"><text:span text:style-name="T1">vert &lt;- {spreadHorizontal(files = evidence_file,</text:span></text:span></text:p>
      <text:p text:style-name="P1"><text:span text:style-name="Source_20_Text"><text:span text:style-name="T1"><text:s text:c="23"/>read_data = read_data,</text:span></text:span></text:p>
      <text:p text:style-name="P1"><text:span text:style-name="Source_20_Text"><text:span text:style-name="T1"><text:s text:c="23"/>quality_control_1 = quality_control_1,</text:span></text:span></text:p>
      <text:p text:style-name="P1"><text:span text:style-name="Source_20_Text"><text:span text:style-name="T1"><text:s text:c="23"/>aggregate_psms,</text:span></text:span></text:p>
      <text:p text:style-name="P1"><text:span text:style-name="Source_20_Text"><text:span text:style-name="T1"><text:s text:c="23"/>quality_control_2 = quality_control_2,</text:span></text:span></text:p>
      <text:p text:style-name="P1"><text:span text:style-name="Source_20_Text"><text:span text:style-name="T1"><text:s text:c="23"/>aggregate_peps,</text:span></text:span></text:p>
      <text:p text:style-name="P1"><text:span text:style-name="Source_20_Text"><text:span text:style-name="T1"><text:s text:c="23"/>transform_data = transform_data,</text:span></text:span></text:p>
      <text:p text:style-name="P1"><text:span text:style-name="Source_20_Text"><text:span text:style-name="T1"><text:s text:c="23"/>normalize_data = normalize_data,</text:span></text:span></text:p>
      <text:p text:style-name="P1"><text:span text:style-name="Source_20_Text"><text:span text:style-name="T1"><text:s text:c="23"/>missing_value_handling = missing_value_handling,</text:span></text:span></text:p>
      <text:p text:style-name="P1"><text:span text:style-name="Source_20_Text"><text:span text:style-name="T1"><text:s text:c="23"/>batch_correction = batch_correction,</text:span></text:span></text:p>
      <text:p text:style-name="P1"><text:span text:style-name="Source_20_Text"><text:span text:style-name="T1"><text:s text:c="23"/>dim_red = dim_red,</text:span></text:span></text:p>
      <text:p text:style-name="P1"><text:span text:style-name="Source_20_Text"><text:span text:style-name="T1"><text:s text:c="23"/>stat_module</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input &lt;- alignHorizontal(reference = vert$files,</text:span></text:span></text:p>
      <text:p text:style-name="P1"><text:span text:style-name="Source_20_Text"><text:span text:style-name="T1"><text:s text:c="22"/>evidence_file, sample_annotation_file) %&gt;%</text:span></text:span></text:p>
      <text:p text:style-name="P1"><text:span text:style-name="Source_20_Text"><text:span text:style-name="T1"><text:s text:c="2"/>spreadVertical()</text:span></text:span></text:p>
      <text:p text:style-name="P1"><text:span text:style-name="Source_20_Text"><text:span text:style-name="T1">vert$files &lt;- NULL</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connect and move the boxes</text:span></text:span></text:p>
      <text:p text:style-name="P1"><text:span text:style-name="Source_20_Text"><text:span text:style-name="T1">for (i in 1:(length(vert) - 1)) {</text:span></text:span></text:p>
      <text:p text:style-name="P1"><text:span text:style-name="Source_20_Text"><text:span text:style-name="T1"><text:s text:c="4"/>connectGrob(vert[[i]], vert[[i + 1]], type = "horizontal") %&gt;%</text:span></text:span></text:p>
      <text:p text:style-name="P1"><text:span text:style-name="Source_20_Text"><text:span text:style-name="T1"><text:s text:c="4"/>print}</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right side</text:span></text:span></text:p>
      <text:p text:style-name="P1"><text:span text:style-name="Source_20_Text"><text:span text:style-name="T1">qc1_content &lt;- moveBox(qc1_content,</text:span></text:span></text:p>
      <text:p text:style-name="P1"><text:span text:style-name="Source_20_Text"><text:span text:style-name="T1"><text:s text:c="20"/>x = coords(vert$quality_control_1)$x,</text:span></text:span></text:p>
      <text:p text:style-name="P1"><text:span text:style-name="Source_20_Text"><text:span text:style-name="T1"><text:s text:c="20"/>y = 0.8)</text:span></text:span></text:p>
      <text:p text:style-name="P1"><text:span text:style-name="Source_20_Text"><text:span text:style-name="T1"/></text:span></text:p>
      <text:p text:style-name="P1"><text:span text:style-name="Source_20_Text"><text:span text:style-name="T1">transform_opts &lt;- moveBox(transform_opts,</text:span></text:span></text:p>
      <text:p text:style-name="P1"><text:span text:style-name="Source_20_Text"><text:span text:style-name="T1"><text:s text:c="20"/>y = .9,</text:span></text:span></text:p>
      <text:p text:style-name="P1"><text:span text:style-name="Source_20_Text"><text:span text:style-name="T1"><text:s text:c="20"/>x = coords(vert$transform_data)$x)</text:span></text:span></text:p>
      <text:p text:style-name="P1"><text:span text:style-name="Source_20_Text"><text:span text:style-name="T1"/></text:span></text:p>
      <text:p text:style-name="P1"><text:span text:style-name="Source_20_Text"><text:span text:style-name="T1">missing_value_opts &lt;- moveBox(missing_value_opts,</text:span></text:span></text:p>
      <text:p text:style-name="P1"><text:span text:style-name="Source_20_Text"><text:span text:style-name="T1"><text:s text:c="20"/>y = .7,</text:span></text:span></text:p>
      <text:p text:style-name="P1"><text:span text:style-name="Source_20_Text"><text:span text:style-name="T1"><text:s text:c="20"/>x = coords(vert$missing_value_handling)$x)</text:span></text:span></text:p>
      <text:p text:style-name="P1"><text:span text:style-name="Source_20_Text"><text:span text:style-name="T1"/></text:span></text:p>
      <text:p text:style-name="P1"><text:soft-page-break/><text:span text:style-name="Source_20_Text"><text:span text:style-name="T1">dim_red_actions &lt;- moveBox(dim_red_actions,</text:span></text:span></text:p>
      <text:p text:style-name="P1"><text:span text:style-name="Source_20_Text"><text:span text:style-name="T1"><text:s text:c="20"/>y = .9,</text:span></text:span></text:p>
      <text:p text:style-name="P1"><text:span text:style-name="Source_20_Text"><text:span text:style-name="T1"><text:s text:c="20"/>x = coords(vert$dim_red)$x)</text:span></text:span></text:p>
      <text:p text:style-name="P1"><text:span text:style-name="Source_20_Text"><text:span text:style-name="T1"/></text:span></text:p>
      <text:p text:style-name="P1"><text:span text:style-name="Source_20_Text"><text:span text:style-name="T1"># left side</text:span></text:span></text:p>
      <text:p text:style-name="P1"><text:span text:style-name="Source_20_Text"><text:span text:style-name="T1">qc2_content &lt;- moveBox(qc2_content,</text:span></text:span></text:p>
      <text:p text:style-name="P1"><text:span text:style-name="Source_20_Text"><text:span text:style-name="T1"><text:s text:c="20"/>y = .2,</text:span></text:span></text:p>
      <text:p text:style-name="P1"><text:span text:style-name="Source_20_Text"><text:span text:style-name="T1"><text:s text:c="20"/>x = coords(vert$quality_control_2)$x)</text:span></text:span></text:p>
      <text:p text:style-name="P1"><text:span text:style-name="Source_20_Text"><text:span text:style-name="T1"/></text:span></text:p>
      <text:p text:style-name="P1"><text:span text:style-name="Source_20_Text"><text:span text:style-name="T1">normalize_opts &lt;- moveBox(normalize_opts,</text:span></text:span></text:p>
      <text:p text:style-name="P1"><text:span text:style-name="Source_20_Text"><text:span text:style-name="T1"><text:s text:c="20"/>y = .2,</text:span></text:span></text:p>
      <text:p text:style-name="P1"><text:span text:style-name="Source_20_Text"><text:span text:style-name="T1"><text:s text:c="20"/>x = coords(vert$normalize_data)$x)</text:span></text:span></text:p>
      <text:p text:style-name="P1"><text:span text:style-name="Source_20_Text"><text:span text:style-name="T1"/></text:span></text:p>
      <text:p text:style-name="P1"><text:span text:style-name="Source_20_Text"><text:span text:style-name="T1">batch_correction_opts &lt;- moveBox(batch_correction_opts,</text:span></text:span></text:p>
      <text:p text:style-name="P1"><text:span text:style-name="Source_20_Text"><text:span text:style-name="T1"><text:s text:c="20"/>y = .2,</text:span></text:span></text:p>
      <text:p text:style-name="P1"><text:span text:style-name="Source_20_Text"><text:span text:style-name="T1"><text:s text:c="20"/>x = coords(vert$batch_correction)$x)</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connect boxes</text:span></text:span></text:p>
      <text:p text:style-name="P1"><text:span text:style-name="Source_20_Text"><text:span text:style-name="T1">connectGrob(input[[1]], vert$read_data, type = "vertical")</text:span></text:span></text:p>
      <text:p text:style-name="P1"><text:span text:style-name="Source_20_Text"><text:span text:style-name="T1">connectGrob(input[[2]], vert$read_data, type = "vertical")</text:span></text:span></text:p>
      <text:p text:style-name="P1"><text:span text:style-name="Source_20_Text"><text:span text:style-name="T1"/></text:span></text:p>
      <text:p text:style-name="P1"><text:span text:style-name="Source_20_Text"><text:span text:style-name="T1">connectGrob(vert$quality_control_1, qc1_content, type = "vertical", arrow_obj = arrow(angle=0))</text:span></text:span></text:p>
      <text:p text:style-name="P1"><text:span text:style-name="Source_20_Text"><text:span text:style-name="T1"/></text:span></text:p>
      <text:p text:style-name="P1"><text:span text:style-name="Source_20_Text"><text:span text:style-name="T1">connectGrob(vert$quality_control_2, qc2_content, type = "vertical", arrow_obj = refinement_arrow_setting)</text:span></text:span></text:p>
      <text:p text:style-name="P1"><text:span text:style-name="Source_20_Text"><text:span text:style-name="T1"/></text:span></text:p>
      <text:p text:style-name="P1"><text:span text:style-name="Source_20_Text"><text:span text:style-name="T1">connectGrob(vert$transform_data, transform_opts, type = "vertical", arrow_obj = refinement_arrow_setting)</text:span></text:span></text:p>
      <text:p text:style-name="P1"><text:span text:style-name="Source_20_Text"><text:span text:style-name="T1"/></text:span></text:p>
      <text:p text:style-name="P1"><text:span text:style-name="Source_20_Text"><text:span text:style-name="T1">connectGrob(vert$normalize_data, normalize_opts, type = "vertical", arrow_obj = refinement_arrow_setting)</text:span></text:span></text:p>
      <text:p text:style-name="P1"><text:span text:style-name="Source_20_Text"><text:span text:style-name="T1"/></text:span></text:p>
      <text:p text:style-name="P1"><text:span text:style-name="Source_20_Text"><text:span text:style-name="T1">connectGrob(vert$missing_value_handling, missing_value_opts, type = "vertical", arrow_obj = refinement_arrow_setting)</text:span></text:span></text:p>
      <text:p text:style-name="P1"><text:span text:style-name="Source_20_Text"><text:span text:style-name="T1"/></text:span></text:p>
      <text:p text:style-name="P1"><text:span text:style-name="Source_20_Text"><text:span text:style-name="T1">connectGrob(vert$batch_correction, batch_correction_opts, type = "vertical", arrow_obj = refinement_arrow_setting)</text:span></text:span></text:p>
      <text:p text:style-name="P1"><text:span text:style-name="Source_20_Text"><text:span text:style-name="T1"/></text:span></text:p>
      <text:p text:style-name="P1"><text:span text:style-name="Source_20_Text"><text:span text:style-name="T1">connectGrob(vert$dim_red, dim_red_actions, type = "vertical", arrow_obj = arrow(angle=0))</text:span></text:span></text:p>
      <text:p text:style-name="P1"><text:span text:style-name="Source_20_Text"><text:span text:style-name="T1"/></text:span></text:p>
      <text:p text:style-name="P1"><text:span text:style-name="Source_20_Text"><text:span text:style-name="T1"># Print boxes</text:span></text:span></text:p>
      <text:p text:style-name="P1"><text:span text:style-name="Source_20_Text"><text:span text:style-name="T1">input</text:span></text:span></text:p>
      <text:p text:style-name="P1"><text:span text:style-name="Source_20_Text"><text:span text:style-name="T1">vert</text:span></text:span></text:p>
      <text:p text:style-name="P1"><text:span text:style-name="Source_20_Text"><text:span text:style-name="T1">qc1_content</text:span></text:span></text:p>
      <text:p text:style-name="P1"><text:span text:style-name="Source_20_Text"><text:span text:style-name="T1">qc2_content</text:span></text:span></text:p>
      <text:p text:style-name="P1"><text:span text:style-name="Source_20_Text"><text:span text:style-name="T1">transform_opts</text:span></text:span></text:p>
      <text:p text:style-name="P1"><text:span text:style-name="Source_20_Text"><text:span text:style-name="T1">normalize_opts</text:span></text:span></text:p>
      <text:p text:style-name="P1"><text:span text:style-name="Source_20_Text"><text:span text:style-name="T1">missing_value_opts</text:span></text:span></text:p>
      <text:p text:style-name="P1"><text:span text:style-name="Source_20_Text"><text:span text:style-name="T1">batch_correction_opts</text:span></text:span></text:p>
      <text:p text:style-name="P1"><text:span text:style-name="Source_20_Text"><text:span text:style-name="T1">dim_red_actions</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 Reading the data</text:span></text:span></text:p>
      <text:p text:style-name="P1"><text:span text:style-name="Source_20_Text"><text:span text:style-name="T1"/></text:span></text:p>
      <text:p text:style-name="P1"><text:soft-page-break/><text:span text:style-name="Source_20_Text"><text:span text:style-name="T1">After processing MaxQuant creates a directory containing all results as .txt file. The evidence.txt file include all peptide to spectrum matches (PSM) with their respective proteins and statistical parameters. </text:span></text:span></text:p>
      <text:p text:style-name="P1"><text:span text:style-name="Source_20_Text"><text:span text:style-name="T1"/></text:span></text:p>
      <text:p text:style-name="P1"><text:span text:style-name="Source_20_Text"><text:span text:style-name="T1">Example fo basic parameters and derivations include:</text:span></text:span></text:p>
      <text:p text:style-name="P1"><text:span text:style-name="Source_20_Text"><text:span text:style-name="T1"/></text:span></text:p>
      <text:p text:style-name="P1"><text:span text:style-name="Source_20_Text"><text:span text:style-name="T1">* Peptide sequence</text:span></text:span></text:p>
      <text:p text:style-name="P1"><text:span text:style-name="Source_20_Text"><text:span text:style-name="T1">* Mass to charge ratio (m/z) for all scans (eg. MS1, MS2)</text:span></text:span></text:p>
      <text:p text:style-name="P1"><text:span text:style-name="Source_20_Text"><text:span text:style-name="T1"><text:tab/>+ Mass</text:span></text:span></text:p>
      <text:p text:style-name="P1"><text:span text:style-name="Source_20_Text"><text:span text:style-name="T1">* Retention time</text:span></text:span></text:p>
      <text:p text:style-name="P1"><text:span text:style-name="Source_20_Text"><text:span text:style-name="T1">* Precursor Ion Fragment</text:span></text:span></text:p>
      <text:p text:style-name="P1"><text:span text:style-name="Source_20_Text"><text:span text:style-name="T1"><text:tab/>+ source of the detected ion also referred as mother ion</text:span></text:span></text:p>
      <text:p text:style-name="P1"><text:span text:style-name="Source_20_Text"><text:span text:style-name="T1">* Fraction of total spectrum </text:span></text:span></text:p>
      <text:p text:style-name="P1"><text:span text:style-name="Source_20_Text"><text:span text:style-name="T1">* Base peak fraction</text:span></text:span></text:p>
      <text:p text:style-name="P1"><text:span text:style-name="Source_20_Text"><text:span text:style-name="T1">* Reporter intensity (RI)</text:span></text:span></text:p>
      <text:p text:style-name="P1"><text:span text:style-name="Source_20_Text"><text:span text:style-name="T1"><text:tab/>+ corrected RI</text:span></text:span></text:p>
      <text:p text:style-name="P1"><text:span text:style-name="Source_20_Text"><text:span text:style-name="T1">* Posterior error probability (PEP)</text:span></text:span></text:p>
      <text:p text:style-name="P1"><text:span text:style-name="Source_20_Text"><text:span text:style-name="T1"/></text:span></text:p>
      <text:p text:style-name="P1"><text:span text:style-name="Source_20_Text"><text:span text:style-name="T1">#### Object oriented programming</text:span></text:span></text:p>
      <text:p text:style-name="P1"><text:span text:style-name="Source_20_Text"><text:span text:style-name="T1"/></text:span></text:p>
      <text:p text:style-name="P1"><text:span text:style-name="Source_20_Text"><text:span text:style-name="T1">In order to streamline the analysis of multiple experiments, object oriented programming can be applied. The approach in R is to create a so called Q-feature object, which contains all variables and metadata in a hierarchical structure. The structure enables sub setting for further analysis \citep{Vanderaa2021}.</text:span></text:span></text:p>
      <text:p text:style-name="P1"><text:span text:style-name="Source_20_Text"><text:span text:style-name="T1"/></text:span></text:p>
      <text:p text:style-name="P1"><text:span text:style-name="Source_20_Text"><text:span text:style-name="T1">#### Zero values</text:span></text:span></text:p>
      <text:p text:style-name="P1"><text:span text:style-name="Source_20_Text"><text:span text:style-name="T1">Peptides with low abundance are often set to zero during analysis. However, assigning a value of zero may incorrectly suggest that the sample does not contain the respective peptide. Given that it is highly unlikely for a biological cell of a comparable type and function to not contain a particular protein, replacing the zero value with "not applicable" (NA) is crucial for understanding and interpreting MS data.</text:span></text:span></text:p>
      <text:p text:style-name="P1"><text:span text:style-name="Source_20_Text"><text:span text:style-name="T1"/></text:span></text:p>
      <text:p text:style-name="P1"><text:span text:style-name="Source_20_Text"><text:span text:style-name="T1">#### Exclude reverse matches/contaminants</text:span></text:span></text:p>
      <text:p text:style-name="P1"><text:span text:style-name="Source_20_Text"><text:span text:style-name="T1">Peptide sequences matching to the reverse protein sequences (=decoy database) are considered as possible contaminants. These matches can be excluded from further analysis. <text:s/></text:span></text:span></text:p>
      <text:p text:style-name="P1"><text:span text:style-name="Source_20_Text"><text:span text:style-name="T1"/></text:span></text:p>
      <text:p text:style-name="P1"><text:span text:style-name="Source_20_Text"><text:span text:style-name="T1">#### Filter according to precursor ion fraction (PIF)</text:span></text:span></text:p>
      <text:p text:style-name="P1"><text:span text:style-name="Source_20_Text"><text:span text:style-name="T1">During mass spectrometry, the ions detected in MS1 are further fragmented through collision during multiple MS runs. The resulting product ions are derived from precursor ions (also known as mother ions or parental ions). Contaminant peptides can co-migrate in this process and can be distinguished by the lower fraction of their respective precursor ions \citep{Tannous2020}. These peptides need to be filtered out during the analysis pipeline. A cutoff value, referenced in the SCoPE2 pipeline \citep{Specht2021}, is applied in the user interface, but it can be adjusted according to the needs of the biologist.</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Filter by q-value</text:span></text:span></text:p>
      <text:p text:style-name="P1"><text:span text:style-name="Source_20_Text"><text:span text:style-name="T1">The next step for quality control is the exclusion of samples with a high false discovery rate (FDR). When applying multiple statistical testing (e.g. t-Test) the obtained p-values can be considered as biased, because the probability to observe a significant will iteratively increase with each test performed. Corrections in statistics are an approach to compensate for the multiplicity of testing. There are many ways to do this compensation like the Bonferroni method or Benjamini-Hochberg`s FDR. In Mass spectrometry the common “way to go” is calculating a false discovery rate, by dividing false PSMs (=hit of the decoy database) through the total number of PSMs above the peptide-spectrum matching score. The peptides spectrum matching score is defined as -10log10(p). Whereas the p-value is defined that the hit is done by chance. The calculation of the score is highly dependent on the data acquisition method used. MaxQuant uses Andromeda , an integrated search engine. Proteome Discoverer from Thermo Fisher utilizes different engines such as Mascot or Minora. As published by J.Cox in 2011 Mascot and Andromeda showed similar performance when comparing FDR values as a function of coverage. However the observed performance </text:span></text:span><text:soft-page-break/><text:span text:style-name="Source_20_Text"><text:span text:style-name="T1">can be lower when dealing with a decreased coverage \citep{Cox2011}.The threshold for accepting an FDR of an individual PSM is described as q-value. </text:span></text:span></text:p>
      <text:p text:style-name="P1"><text:span text:style-name="Source_20_Text"><text:span text:style-name="T1"/></text:span></text:p>
      <text:p text:style-name="P1"><text:span text:style-name="Source_20_Text"><text:span text:style-name="T1">#### Peptide spectrum match (PSM) aggregation to peptides </text:span></text:span></text:p>
      <text:p text:style-name="P1"><text:span text:style-name="Source_20_Text"><text:span text:style-name="T1">In data science, aggregation refers to a row-wise operation that merges data based on a particular column using a specific function. In the context of processing from peptides to spectrum matches, the desired column is the peptide sequence. To account for different distributions across multiple assays, the median of the channel is used as the function to aggregate multiple matches into one.</text:span></text:span></text:p>
      <text:p text:style-name="P1"><text:span text:style-name="Source_20_Text"><text:span text:style-name="T1"/></text:span></text:p>
      <text:p text:style-name="P1"><text:span text:style-name="Source_20_Text"><text:span text:style-name="T1">#### Join assays when observing multiple comparable batches at once</text:span></text:span></text:p>
      <text:p text:style-name="P1"><text:span text:style-name="Source_20_Text"><text:span text:style-name="T1">Sample size is often a limiting factor in hypothesis testing. A strict quality control and the fact that TMT reagents are only available up to 18-plex can reduce the number of observed samples below the critical threshold, leading to an early end of analyses. To overcome this limitation, the provided software is capable of processing multiple runs simultaneously, allowing for testing of multiple batches and increasing the number of samples that can be included in the analysis.</text:span></text:span></text:p>
      <text:p text:style-name="P1"><text:span text:style-name="Source_20_Text"><text:span text:style-name="T1"/></text:span></text:p>
      <text:p text:style-name="P1"><text:span text:style-name="Source_20_Text"><text:span text:style-name="T1">#### Calculate reporter ion intensity (RI) and filter according to median RI</text:span></text:span></text:p>
      <text:p text:style-name="P1"><text:span text:style-name="Source_20_Text"><text:span text:style-name="T1">Columns which do not meet the desired intensity can be filtered by a threshold set on the RI. The median RI can also be used to check if an entire channel has a lower detection level. This can be due two reasons. One is the expression level of the given proteins in a cell. Meaning, that the expression of the observed cell type is simply lower than the other type. Another one could be a spillage of TMT detection in other channels due incorrect or missing correction of the TMT isotopes. </text:span></text:span></text:p>
      <text:p text:style-name="P1"><text:span text:style-name="Source_20_Text"><text:span text:style-name="T1"/></text:span></text:p>
      <text:p text:style-name="P1"><text:span text:style-name="Source_20_Text"><text:span text:style-name="T1">#### Calculate and filter according to median coefficient of variation (CV) per cell/channel</text:span></text:span></text:p>
      <text:p text:style-name="P1"><text:span text:style-name="Source_20_Text"><text:span text:style-name="T1">Depending having a bulk sample or single-cell sample choosing a minimum of observed peptides and a cutoff value for the CV, changes the level of confidence in the peptide data. The coefficient of variation of a peptide is considered as the ratio of the standard deviation to the mean and describes the relationship of the observed peptide signal over multiple proteins (=razor proteins). Peptides having a high coefficient of variation over many razor proteins are considered as noise and need to be filtered out before statistical analysis.</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Remove peptides with high missing rate</text:span></text:span></text:p>
      <text:p text:style-name="P1"><text:span text:style-name="Source_20_Text"><text:span text:style-name="T1">Although missing value imputation can be performed during the analysis of multiple batches, peptides with missing detections across channels can be problematic for quantification. The proteomic composition of a biological sample is similar between replicates and even across groups. However, the threshold of missingness (described as a fraction of the row) can be set in the user interface and adjusted to enable different experimental designs.</text:span></text:span></text:p>
      <text:p text:style-name="P1"><text:span text:style-name="Source_20_Text"><text:span text:style-name="T1"/></text:span></text:p>
      <text:p text:style-name="P1"><text:span text:style-name="Source_20_Text"><text:span text:style-name="T1">#### Aggregation of peptides to proteins </text:span></text:span></text:p>
      <text:p text:style-name="P1"><text:span text:style-name="Source_20_Text"><text:span text:style-name="T1">Similar to the already explained previous aggregation step the peptides will be further processed into their respective proteins after the quality control on the peptide level is performed. Finally an expression matrix for every protein and their respective channel column is returned. Each channel refers to a sample and reflects contains the intensities of each protein found in the biological specimen. </text:span></text:span></text:p>
      <text:p text:style-name="P1"><text:span text:style-name="Source_20_Text"><text:span text:style-name="T1"/></text:span></text:p>
      <text:p text:style-name="P1"><text:span text:style-name="Source_20_Text"><text:span text:style-name="T1">#### Transformation of protein expression data</text:span></text:span></text:p>
      <text:p text:style-name="P1"><text:span text:style-name="Source_20_Text"><text:span text:style-name="T1">Data transformation applies a function to each value of a matrix or array, so that: </text:span></text:span></text:p>
      <text:p text:style-name="P1"><text:span text:style-name="Source_20_Text"><text:span text:style-name="T1">$$</text:span></text:span></text:p>
      <text:p text:style-name="P1"><text:span text:style-name="Source_20_Text"><text:span text:style-name="T1">y_i = f(x_i)</text:span></text:span></text:p>
      <text:p text:style-name="P1"><text:span text:style-name="Source_20_Text"><text:span text:style-name="T1">$$</text:span></text:span></text:p>
      <text:p text:style-name="P1"><text:span text:style-name="Source_20_Text"><text:span text:style-name="T1">Depending on the distribution of the values in the observed expression set, different transformations can be applied to fulfill assumptions for statistical testing. In the shiny application, various procedures are implemented and can be further expanded upon request from the user. The macrophage analysis done by Specht et al. mentioned in their SCoPE2 publication \citep{Specht2021} uses the logarithm to the base 2 to spread a compacted distribution and remove skewness in the dataset. This transformation was used as a reference when comparing methods. However, using the logarithm to the base 10 may be an easily </text:span></text:span><text:soft-page-break/><text:span text:style-name="Source_20_Text"><text:span text:style-name="T1">interpretable way of defining expression data and will also be facilitated by other transformation methods such as the boxcox method, which is also implemented in the application.</text:span></text:span></text:p>
      <text:p text:style-name="P1"><text:span text:style-name="Source_20_Text"><text:span text:style-name="T1">When observing a wide distribution of small and large values of the expression set in a histogram, a square root transformation can help increase the variability of smaller values and decrease the variability of larger values.</text:span></text:span></text:p>
      <text:p text:style-name="P1"><text:span text:style-name="Source_20_Text"><text:span text:style-name="T1">Practically impossible, but in data-driven science, occasionally negative expression values may be present, and they can be converted into positive values by taking each one to the power of two.</text:span></text:span></text:p>
      <text:p text:style-name="P1"><text:span text:style-name="Source_20_Text"><text:span text:style-name="T1">Depending on the distribution, the user has to decide which transformation to consider and verify that statistical assumptions are met after application with visualizations such as histograms, qqplots, and MA-plots.</text:span></text:span></text:p>
      <text:p text:style-name="P1"><text:span text:style-name="Source_20_Text"><text:span text:style-name="T1">For statistically inexperienced users, the boxcox transformation can help with this decision. Developed in 1964 by Box and Cox \citep{Sakia1992}, this method applies a linear model against 1 on the data to determine the statistical parameter lambda by the maximum likelihood method. The log-likelihood method takes the 95% confidence interval for the parameter lambda and the final lambda is chosen as the value with the highest log-likelihood value. </text:span></text:span></text:p>
      <text:p text:style-name="P1"><text:span text:style-name="Source_20_Text"><text:span text:style-name="T1"/></text:span></text:p>
      <text:p text:style-name="P1"><text:span text:style-name="Source_20_Text"><text:span text:style-name="T1">\begin{center}</text:span></text:span></text:p>
      <text:p text:style-name="P1"><text:span text:style-name="Source_20_Text"><text:span text:style-name="T1">\begin{tabular}{l r}</text:span></text:span></text:p>
      <text:p text:style-name="P1"><text:span text:style-name="Source_20_Text"><text:span text:style-name="T1">$\lambda$ &amp; Transformation \\</text:span></text:span></text:p>
      <text:p text:style-name="P1"><text:span text:style-name="Source_20_Text"><text:span text:style-name="T1">-2 &amp; $\frac{1}{x^2}$ \\</text:span></text:span></text:p>
      <text:p text:style-name="P1"><text:span text:style-name="Source_20_Text"><text:span text:style-name="T1">-1 &amp; $\frac{1}{x}$ \\</text:span></text:span></text:p>
      <text:p text:style-name="P1"><text:span text:style-name="Source_20_Text"><text:span text:style-name="T1">-0.5 &amp; $\frac{1}{\sqrt{x}}$ \\</text:span></text:span></text:p>
      <text:p text:style-name="P1"><text:span text:style-name="Source_20_Text"><text:span text:style-name="T1">0 &amp; $\log{x}$ \\</text:span></text:span></text:p>
      <text:p text:style-name="P1"><text:span text:style-name="Source_20_Text"><text:span text:style-name="T1">0.5 &amp; $\sqrt{x}$ \\</text:span></text:span></text:p>
      <text:p text:style-name="P1"><text:span text:style-name="Source_20_Text"><text:span text:style-name="T1">1 &amp; $x$ \\</text:span></text:span></text:p>
      <text:p text:style-name="P1"><text:span text:style-name="Source_20_Text"><text:span text:style-name="T1">2 &amp; $x^2$</text:span></text:span></text:p>
      <text:p text:style-name="P1"><text:span text:style-name="Source_20_Text"><text:span text:style-name="T1">\end{tabular}</text:span></text:span></text:p>
      <text:p text:style-name="P1"><text:span text:style-name="Source_20_Text"><text:span text:style-name="T1">\end{center}</text:span></text:span></text:p>
      <text:p text:style-name="P1"><text:span text:style-name="Source_20_Text"><text:span text:style-name="T1"/></text:span></text:p>
      <text:p text:style-name="P1"><text:span text:style-name="Source_20_Text"><text:span text:style-name="T1">Depending on the size of lambda, a certain function will be automatically applied to each value of the expression set in order to introduce normality. In terms of usability, the boxcox method is the most efficient transformation method, taking the decision of which calculation to apply away from the user.</text:span></text:span></text:p>
      <text:p text:style-name="P1"><text:span text:style-name="Source_20_Text"><text:span text:style-name="T1"/></text:span></text:p>
      <text:p text:style-name="P1"><text:span text:style-name="Source_20_Text"><text:span text:style-name="T1">#### Normalization</text:span></text:span></text:p>
      <text:p text:style-name="P1"><text:span text:style-name="Source_20_Text"><text:span text:style-name="T1">The term normalization is ambiguous in data-science and will be explained briefly in this chapter. Starting with converting the data to the Z-distribution (Gaussian result), where 0 re</text:span></text:span><text:span text:style-name="Source_20_Text"><text:span text:style-name="T7">presents</text:span></text:span><text:span text:style-name="Source_20_Text"><text:span text:style-name="T1"> the mean and 1 </text:span></text:span><text:span text:style-name="Source_20_Text"><text:span text:style-name="T7">represents</text:span></text:span><text:span text:style-name="Source_20_Text"><text:span text:style-name="T1"> the standard deviation, </text:span></text:span><text:span text:style-name="Source_20_Text"><text:span text:style-name="T7">in</text:span></text:span><text:span text:style-name="Source_20_Text"><text:span text:style-name="T1"> vectorization every feature (</text:span></text:span><text:span text:style-name="Source_20_Text"><text:span text:style-name="T7">or </text:span></text:span><text:span text:style-name="Source_20_Text"><text:span text:style-name="T1">protein) </text:span></text:span><text:span text:style-name="Source_20_Text"><text:span text:style-name="T7">is represented </text:span></text:span><text:span text:style-name="Source_20_Text"><text:span text:style-name="T1">as a vector </text:span></text:span><text:span text:style-name="Source_20_Text"><text:span text:style-name="T7">that</text:span></text:span><text:span text:style-name="Source_20_Text"><text:span text:style-name="T1"> points in a specific direction in the unit sphere, normalization can have different meanings. Normalization is considered as part of the scaling procedure and ensures that every feature contributes equally to our statistical model and hinders large values from biasing the model in a particular direction. However, this could also have negative consequences for the modeling procedure, as it may reduce the impact of important features on the dataset. </text:span></text:span></text:p>
      <text:p text:style-name="P1"><text:span text:style-name="Source_20_Text"><text:span text:style-name="T1">Depending on the algorithms later used in the data processing, the method of choice for normalization can change the results significantly. The K-means clustering algorithm, for instance relies on the distances between distinct data points by minimizing variance of the squared euclidean distances. This method will be applied in the missing value imputation which will be the next step applied to our data. Therefore, we want to ensure that we obtain the most accurate imputed values possible.</text:span></text:span></text:p>
      <text:p text:style-name="P1"><text:span text:style-name="Source_20_Text"><text:span text:style-name="T1">The first normalization method available in the user interface is column-wise median and row-wise mean normalization. This method was chosen by Specht et al in the SCoPE2 publication 2021 </text:span></text:span><text:span text:style-name="Source_20_Text"><text:span text:style-name="T5">\</text:span></text:span><text:span text:style-name="Source_20_Text"><text:span text:style-name="T1">citep{Specht2021} and worked as a reference during the development process to benchmark other methods. When dividing each value of an expression set by the median of the particular column, the procedure is considered as a column-wise median normalization. Although the mean-normalization works the same way but takes the mean as the second variable. In the analysis pipeline both procedures were applied on the dataset. However when the logarithm as the transformation method was chosen as transformation method, the pipeline automatically switches from a division to a subtraction, since:</text:span></text:span></text:p>
      <text:p text:style-name="P1"><text:soft-page-break/><text:span text:style-name="Source_20_Text"><text:span text:style-name="T1">$\log_a \left(\frac{u}{v}\right)=\log_a u-\log_a v$. After applying this normalization method, each value can be interpreted as a distance or fraction of the mean or median of the corresponding column or row, enabling fair comparisons between features and samples.</text:span></text:span></text:p>
      <text:p text:style-name="P1"><text:span text:style-name="Source_20_Text"><text:span text:style-name="T1">The second method for normalization included is the CONSTANd method, which was proven suitable for relative quantification in the field of proteomics \citep{Maes2016, VanHoutven2021}, </text:span></text:span><text:span text:style-name="Source_20_Text"><text:span text:style-name="T2">but can also be applied on RNAseq data</text:span></text:span><text:span text:style-name="Source_20_Text"><text:span text:style-name="T1">. CONSTANd uses a technique called matrix raking, which employs the RAS algorithm. The expression set reflects the nonnegative real $(m, n)$ matrix $A$ were the bi proportional constrained matrix problem will be solved by finding the $(m, n)$ matrix $B$ which equals to $diag(x) * A *diag(y)$ . Whereas $x \in \mathbb{R}^{m}$ and $y \in \mathbb{R}^{n}$. The solution to this problem involves finding the row sum of $B=u_i$ and the column sum of $B=v_j$, where $i$ and $j$ denote the row and column indices of the matrix, respectively \citep{Bacharach1965}. </text:span></text:span><text:span text:style-name="Source_20_Text"><text:span text:style-name="T3">In other words, the matrix will be alternatively manipulated on rows and columns until the mean of both equals 1. In order to apply the method and yield true results, one has to consider 3 major assumptions between sample types. </text:span></text:span><text:span text:style-name="Source_20_Text"><text:span text:style-name="T4">This assumption can be observed in the MA-plot which indicates the differences of two samples. If we have the intensities of two samples, $R$ and $G$, we can plot them on a graph with the x-axis as $M=\log_2(\frac{R}{G})$ and the y-axis as $A=\frac{1}{2}\log_2(RG)$. </text:span></text:span><text:span text:style-name="Source_20_Text"><text:span text:style-name="T8">A comparison between all sample types of identically processed sets is needed before calculation and the assumptions must be fulfilled.</text:span></text:span></text:p>
      <text:p text:style-name="P2"><text:span text:style-name="Source_20_Text"><text:span text:style-name="T3"/></text:span></text:p>
      <text:p text:style-name="P2"><text:span text:style-name="Source_20_Text"><text:span text:style-name="T3">\begin{itemize}</text:span></text:span></text:p>
      <text:p text:style-name="P2"><text:span text:style-name="Source_20_Text"><text:span text:style-name="T3">\item{</text:span></text:span><text:span text:style-name="Source_20_Text"><text:span text:style-name="T6">\textbf{</text:span></text:span><text:span text:style-name="Source_20_Text"><text:span text:style-name="T3">1</text:span></text:span><text:span text:style-name="Source_20_Text"><text:span text:style-name="T6">}</text:span></text:span><text:span text:style-name="Source_20_Text"><text:span text:style-name="T3">} \textbf{The majority of proteins are not differentially expressed}</text:span></text:span></text:p>
      <text:p text:style-name="P3"><text:span text:style-name="Source_20_Text"><text:span text:style-name="T7">\\</text:span></text:span><text:span text:style-name="Source_20_Text"><text:span text:style-name="T4">Density of the dots decreases when looking from the middle of the cloud towards the edges.</text:span></text:span></text:p>
      <text:p text:style-name="P2"><text:span text:style-name="Source_20_Text"><text:span text:style-name="T3"/></text:span></text:p>
      <text:p text:style-name="P2"><text:span text:style-name="Source_20_Text"><text:span text:style-name="T3">\item{</text:span></text:span><text:span text:style-name="Source_20_Text"><text:span text:style-name="T6">\textbf{</text:span></text:span><text:span text:style-name="Source_20_Text"><text:span text:style-name="T3">2</text:span></text:span><text:span text:style-name="Source_20_Text"><text:span text:style-name="T6">}</text:span></text:span><text:span text:style-name="Source_20_Text"><text:span text:style-name="T3">} \textbf{Up- and downregulation is balanced around the mean expression}</text:span></text:span></text:p>
      <text:p text:style-name="P3"><text:span text:style-name="Source_20_Text"><text:span text:style-name="T7">\\The scatterplot of the data points is symmetrical around the mean on the horizontal axis.</text:span></text:span><text:span text:style-name="Source_20_Text"><text:span text:style-name="T4"> </text:span></text:span></text:p>
      <text:p text:style-name="P2"><text:span text:style-name="Source_20_Text"><text:span text:style-name="T3"/></text:span></text:p>
      <text:p text:style-name="P2"><text:span text:style-name="Source_20_Text"><text:span text:style-name="T3">\item{</text:span></text:span><text:span text:style-name="Source_20_Text"><text:span text:style-name="T6">\textbf{</text:span></text:span><text:span text:style-name="Source_20_Text"><text:span text:style-name="T3">3</text:span></text:span><text:span text:style-name="Source_20_Text"><text:span text:style-name="T6">}</text:span></text:span><text:span text:style-name="Source_20_Text"><text:span text:style-name="T3">} \textbf{Systematic bias correlates with the magnitude of expression}</text:span></text:span></text:p>
      <text:p text:style-name="P4"><text:span text:style-name="Source_20_Text"><text:span text:style-name="T7">\\</text:span></text:span><text:span text:style-name="Source_20_Text"><text:span text:style-name="T5">The symmetry axis is approximately horizontal.</text:span></text:span></text:p>
      <text:p text:style-name="P2"><text:span text:style-name="Source_20_Text"><text:span text:style-name="T3"/></text:span></text:p>
      <text:p text:style-name="P2"><text:span text:style-name="Source_20_Text"><text:span text:style-name="T3">\end{itemize}</text:span></text:span></text:p>
      <text:p text:style-name="P1"><text:span text:style-name="Source_20_Text"><text:span text:style-name="T1"/></text:span></text:p>
      <text:p text:style-name="P5"><text:span text:style-name="Source_20_Text"><text:span text:style-name="T8">If the MA-plot does not visualize any of these violations the CONSTANd method can be applied on the dataset </text:span></text:span><text:span text:style-name="Source_20_Text"><text:span text:style-name="T9">and the biological meaning of the sample types can be assessed. The method is utilized by the bioconductor package handler. </text:span></text:span></text:p>
      <text:p text:style-name="P6"><text:span text:style-name="Source_20_Text"><text:span text:style-name="T9">However if the dataset already consists of balanced features and samples or the user wants to benchmark the methods applied, normalization can be skipped also.</text:span></text:span></text:p>
      <text:p text:style-name="P1"><text:span text:style-name="Source_20_Text"><text:span text:style-name="T1"/></text:span></text:p>
      <text:p text:style-name="P6"><text:span text:style-name="Source_20_Text"><text:span text:style-name="T1">#### </text:span></text:span><text:span text:style-name="Source_20_Text"><text:span text:style-name="T9">Missing value handling</text:span></text:span></text:p>
      <text:p text:style-name="P6"><text:span text:style-name="Source_20_Text"><text:span text:style-name="T10">When analyzing multiple batches simultaneously, it is possible to encounter situations where a particular protein is not detected in one of the batches. From a biological perspective, it is highly unlikely that a cell completely lacks a single protein, as it would imply a complete loss of function for that protein. Therefore, an intensity value of 0 is close to impossible for most proteins. In order to handle this dark space in the expression set, several methods can be chosen in the application. </text:span></text:span></text:p>
      <text:p text:style-name="P7"><text:span text:style-name="Source_20_Text"><text:span text:style-name="T10">A variety of function employs replacing the missing values with the mean or median </text:span></text:span><text:span text:style-name="Source_20_Text"><text:span text:style-name="T11">of the rest of the matrix. This procedure introduces no bias in the data </text:span></text:span><text:span text:style-name="Source_20_Text"><text:span text:style-name="T16">if the missingness is low</text:span></text:span><text:span text:style-name="Source_20_Text"><text:span text:style-name="T11">, although differential expression for the sample carrying the missing feature can not be expected as well. Even a more conservative approach is dropping the rows for the feature with the missing value in one of the observed samples. </text:span></text:span></text:p>
      <text:p text:style-name="P8"><text:span text:style-name="Source_20_Text"><text:span text:style-name="T12">A common practice </text:span></text:span><text:span text:style-name="Source_20_Text"><text:span text:style-name="T17">in proteomics </text:span></text:span><text:span text:style-name="Source_20_Text"><text:span text:style-name="T12">is utilizing the K-nearest neighbor algorithm (=KNN), which imputes the missing values by a </text:span></text:span><text:span text:style-name="Source_20_Text"><text:span text:style-name="T13">euclidean metrics of</text:span></text:span><text:span text:style-name="Source_20_Text"><text:span text:style-name="T12"> the neighboring values </text:span></text:span><text:span text:style-name="Source_20_Text"><text:span text:style-name="T13">in the columns where the feature is not missing</text:span></text:span><text:span text:style-name="Source_20_Text"><text:span text:style-name="T12">. </text:span></text:span><text:span text:style-name="Source_20_Text"><text:span text:style-name="T13">$K$ denotes for the count of neighboring values of a gene and can be selected upon preference. </text:span></text:span><text:span text:style-name="Source_20_Text"><text:span text:style-name="T14">The euclidean distance between two points is defined as $d = \sqrt{a^2 * b^2}$, </text:span></text:span><text:span text:style-name="Source_20_Text"><text:span text:style-name="T15">the $K$ nearest neighbors average value will be assigned to the intensity of the missing feature. Since the average is a statistical metric which can be biased easily by skewed distributions, normalization is an important task before performing missing value imputation. </text:span></text:span><text:span text:style-name="Source_20_Text"><text:span text:style-name="T17">KNN was benchmarked <text:s/>for the regression of protein abundance intensities and showed an Area under the Curve (AUC) above 0.7 when testing on a human proteome test set \citep{Lan2013}.</text:span></text:span></text:p>
      <text:p text:style-name="P7"><text:soft-page-break/><text:span text:style-name="Source_20_Text"><text:span text:style-name="T11"/></text:span></text:p>
      <text:p text:style-name="P9"><text:span text:style-name="Source_20_Text"><text:span text:style-name="T15">#### Batch correction </text:span></text:span></text:p>
      <text:p text:style-name="P9"><text:span text:style-name="Source_20_Text"><text:span text:style-name="T15">Since mass spectrometry experiments are highly biased by several factors, such as sample processing, the technician, </text:span></text:span><text:span text:style-name="Source_20_Text"><text:span text:style-name="T16">manufacturer and production of the device (chromatography column, mass-spectrometer), the reagents etc., working in multiple batches introduces further variance in the protein data. </text:span></text:span><text:span text:style-name="Source_20_Text"><text:span text:style-name="T17">This variance would overshadow the biological differences across sample types. Before attempting to remove batch effects it is recommended to elucidate the variance with a dimensionality reduction technique which will be explained in the next chapter. </text:span></text:span><text:span text:style-name="Source_20_Text"><text:span text:style-name="T18">To remove the technical factor also called non-biological experimental variation the R package sva </text:span></text:span><text:span text:style-name="Source_20_Text"><text:span text:style-name="T19">\citep{Leek2012} </text:span></text:span><text:span text:style-name="Source_20_Text"><text:span text:style-name="T18">with the ComBat function </text:span></text:span><text:span text:style-name="Source_20_Text"><text:span text:style-name="T19">\citep{Johnson2007}</text:span></text:span><text:span text:style-name="Source_20_Text"><text:span text:style-name="T18"> was used. </text:span></text:span><text:span text:style-name="Source_20_Text"><text:span text:style-name="T19">The expression of a gene $g$ for the batch $m_i$ and sample $j$ is defined </text:span></text:span></text:p>
      <text:p text:style-name="P1"><text:span text:style-name="Source_20_Text"><text:span text:style-name="T1"/></text:span></text:p>
      <text:p text:style-name="P1"><text:span text:style-name="Source_20_Text"><text:span text:style-name="T1">#### Downstream Analysis</text:span></text:span></text:p>
      <text:p text:style-name="P1"><text:span text:style-name="Source_20_Text"><text:span text:style-name="T1"/></text:span></text:p>
      <text:p text:style-name="P1"><text:span text:style-name="Source_20_Text"><text:span text:style-name="T1">##### Principle component analysis (PCA)</text:span></text:span></text:p>
      <text:p text:style-name="P1"><text:span text:style-name="Source_20_Text"><text:span text:style-name="T1"/></text:span></text:p>
      <text:p text:style-name="P1"><text:span text:style-name="Source_20_Text"><text:span text:style-name="T1">Protein levels can be projected to their principle components (PC) and clustered to their specific cell type. So cell types are distinguished by their proteinaceous composition. </text:span></text:span></text:p>
      <text:p text:style-name="P1"><text:span text:style-name="Source_20_Text"><text:span text:style-name="T1"/></text:span></text:p>
      <text:p text:style-name="P1"><text:span text:style-name="Source_20_Text"><text:span text:style-name="T1">#### Testing for differential expression </text:span></text:span></text:p>
      <text:p text:style-name="P1"><text:span text:style-name="Source_20_Text"><text:span text:style-name="T1"/></text:span></text:p>
      <text:p text:style-name="P1"><text:span text:style-name="Source_20_Text"><text:span text:style-name="T1">In order to test for differential expression the package limma from R bioconductor was used. \citep{Phipson2016}. <text:s/>The package uses a linear model approach to define a fold expression between sample groups. Before starting the analysis two matrices need to be computed. The design matrix identifies samples according to the sample type and defines the experimental design. In order to create the matrix automatically a simple algorithm is used within the programmed backend logic. The expression matrix contains intensities for each identified protein will be obtained at the end of the pipeline. A function call with the arguments design and expression matrix calculates the contrast matrix. The next step is creating a linear model between groups by log-ratios of their expression values. </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3T09:25:08.295986823</meta:creation-date>
    <meta:generator>LibreOffice/7.3.7.2$Linux_X86_64 LibreOffice_project/30$Build-2</meta:generator>
    <dc:date>2023-05-08T14:54:17.577405174</dc:date>
    <meta:editing-duration>P1DT2H5M56S</meta:editing-duration>
    <meta:editing-cycles>16</meta:editing-cycles>
    <meta:document-statistic meta:table-count="0" meta:image-count="0" meta:object-count="0" meta:page-count="16" meta:paragraph-count="468" meta:word-count="5356" meta:character-count="42330" meta:non-whitespace-character-count="33647"/>
  </office:meta>
</office:document-meta>
</file>